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terado_all" table:style-name="ta1">
        <table:shapes>
          <draw:frame draw:z-index="0" draw:style-name="gr1" draw:text-style-name="P1" svg:width="8.8913in" svg:height="5.4063in" svg:x="0.4331in" svg:y="0.0524in">
            <draw:object draw:notify-on-update-of-ranges="alterado_all.A1:alterado_all.A1 alterado_all.A2:alterado_all.A366 alterado_all.B1:alterado_all.B1 alterado_all.B2:alterado_all.B366 alterado_all.C1:alterado_all.C1 alterado_all.C2:alterado_all.C366 alterado_all.D1:alterado_all.D1 alterado_all.D2:alterado_all.D3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.9353" calcext:value-type="float">
            <text:p>10.9353</text:p>
          </table:table-cell>
          <table:table-cell office:value-type="float" office:value="988.965" calcext:value-type="float">
            <text:p>988.965</text:p>
          </table:table-cell>
          <table:table-cell office:value-type="float" office:value="0.100072" calcext:value-type="float">
            <text:p>0.10007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4.77" calcext:value-type="float">
            <text:p>114.77</text:p>
          </table:table-cell>
          <table:table-cell office:value-type="float" office:value="884.053" calcext:value-type="float">
            <text:p>884.053</text:p>
          </table:table-cell>
          <table:table-cell office:value-type="float" office:value="1.1763" calcext:value-type="float">
            <text:p>1.176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03.88" calcext:value-type="float">
            <text:p>803.88</text:p>
          </table:table-cell>
          <table:table-cell office:value-type="float" office:value="185.047" calcext:value-type="float">
            <text:p>185.047</text:p>
          </table:table-cell>
          <table:table-cell office:value-type="float" office:value="11.0729" calcext:value-type="float">
            <text:p>11.072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29.92" calcext:value-type="float">
            <text:p>1029.92</text:p>
          </table:table-cell>
          <table:table-cell office:value-type="float" office:value="-76.3701" calcext:value-type="float">
            <text:p>-76.3701</text:p>
          </table:table-cell>
          <table:table-cell office:value-type="float" office:value="46.4481" calcext:value-type="float">
            <text:p>46.448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84.662" calcext:value-type="float">
            <text:p>884.662</text:p>
          </table:table-cell>
          <table:table-cell office:value-type="float" office:value="32.3154" calcext:value-type="float">
            <text:p>32.3154</text:p>
          </table:table-cell>
          <table:table-cell office:value-type="float" office:value="83.0225" calcext:value-type="float">
            <text:p>83.022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96.463" calcext:value-type="float">
            <text:p>896.463</text:p>
          </table:table-cell>
          <table:table-cell office:value-type="float" office:value="-11.652" calcext:value-type="float">
            <text:p>-11.652</text:p>
          </table:table-cell>
          <table:table-cell office:value-type="float" office:value="115.189" calcext:value-type="float">
            <text:p>115.18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847.743" calcext:value-type="float">
            <text:p>847.743</text:p>
          </table:table-cell>
          <table:table-cell office:value-type="float" office:value="6.76097" calcext:value-type="float">
            <text:p>6.76097</text:p>
          </table:table-cell>
          <table:table-cell office:value-type="float" office:value="145.497" calcext:value-type="float">
            <text:p>145.49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26.933" calcext:value-type="float">
            <text:p>826.933</text:p>
          </table:table-cell>
          <table:table-cell office:value-type="float" office:value="-0.0673409" calcext:value-type="float">
            <text:p>-0.0673409</text:p>
          </table:table-cell>
          <table:table-cell office:value-type="float" office:value="173.134" calcext:value-type="float">
            <text:p>173.13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98.131" calcext:value-type="float">
            <text:p>798.131</text:p>
          </table:table-cell>
          <table:table-cell office:value-type="float" office:value="3.16265" calcext:value-type="float">
            <text:p>3.16265</text:p>
          </table:table-cell>
          <table:table-cell office:value-type="float" office:value="198.706" calcext:value-type="float">
            <text:p>198.7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5.346" calcext:value-type="float">
            <text:p>775.346</text:p>
          </table:table-cell>
          <table:table-cell office:value-type="float" office:value="2.44192" calcext:value-type="float">
            <text:p>2.44192</text:p>
          </table:table-cell>
          <table:table-cell office:value-type="float" office:value="222.212" calcext:value-type="float">
            <text:p>222.21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752.892" calcext:value-type="float">
            <text:p>752.892</text:p>
          </table:table-cell>
          <table:table-cell office:value-type="float" office:value="3.22949" calcext:value-type="float">
            <text:p>3.22949</text:p>
          </table:table-cell>
          <table:table-cell office:value-type="float" office:value="243.879" calcext:value-type="float">
            <text:p>243.87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32.737" calcext:value-type="float">
            <text:p>732.737</text:p>
          </table:table-cell>
          <table:table-cell office:value-type="float" office:value="3.43731" calcext:value-type="float">
            <text:p>3.43731</text:p>
          </table:table-cell>
          <table:table-cell office:value-type="float" office:value="263.826" calcext:value-type="float">
            <text:p>263.82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713.956" calcext:value-type="float">
            <text:p>713.956</text:p>
          </table:table-cell>
          <table:table-cell office:value-type="float" office:value="3.8454" calcext:value-type="float">
            <text:p>3.8454</text:p>
          </table:table-cell>
          <table:table-cell office:value-type="float" office:value="282.198" calcext:value-type="float">
            <text:p>282.19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696.716" calcext:value-type="float">
            <text:p>696.716</text:p>
          </table:table-cell>
          <table:table-cell office:value-type="float" office:value="4.16751" calcext:value-type="float">
            <text:p>4.16751</text:p>
          </table:table-cell>
          <table:table-cell office:value-type="float" office:value="299.116" calcext:value-type="float">
            <text:p>299.11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680.8" calcext:value-type="float">
            <text:p>680.8</text:p>
          </table:table-cell>
          <table:table-cell office:value-type="float" office:value="4.50495" calcext:value-type="float">
            <text:p>4.50495</text:p>
          </table:table-cell>
          <table:table-cell office:value-type="float" office:value="314.695" calcext:value-type="float">
            <text:p>314.69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666.139" calcext:value-type="float">
            <text:p>666.139</text:p>
          </table:table-cell>
          <table:table-cell office:value-type="float" office:value="4.82174" calcext:value-type="float">
            <text:p>4.82174</text:p>
          </table:table-cell>
          <table:table-cell office:value-type="float" office:value="329.039" calcext:value-type="float">
            <text:p>329.03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652.623" calcext:value-type="float">
            <text:p>652.623</text:p>
          </table:table-cell>
          <table:table-cell office:value-type="float" office:value="5.12952" calcext:value-type="float">
            <text:p>5.12952</text:p>
          </table:table-cell>
          <table:table-cell office:value-type="float" office:value="342.247" calcext:value-type="float">
            <text:p>342.24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640.168" calcext:value-type="float">
            <text:p>640.168</text:p>
          </table:table-cell>
          <table:table-cell office:value-type="float" office:value="5.42401" calcext:value-type="float">
            <text:p>5.42401</text:p>
          </table:table-cell>
          <table:table-cell office:value-type="float" office:value="354.408" calcext:value-type="float">
            <text:p>354.408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628.689" calcext:value-type="float">
            <text:p>628.689</text:p>
          </table:table-cell>
          <table:table-cell office:value-type="float" office:value="5.70629" calcext:value-type="float">
            <text:p>5.70629</text:p>
          </table:table-cell>
          <table:table-cell office:value-type="float" office:value="365.604" calcext:value-type="float">
            <text:p>365.6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8.112" calcext:value-type="float">
            <text:p>618.112</text:p>
          </table:table-cell>
          <table:table-cell office:value-type="float" office:value="5.97587" calcext:value-type="float">
            <text:p>5.97587</text:p>
          </table:table-cell>
          <table:table-cell office:value-type="float" office:value="375.912" calcext:value-type="float">
            <text:p>375.91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08.366" calcext:value-type="float">
            <text:p>608.366</text:p>
          </table:table-cell>
          <table:table-cell office:value-type="float" office:value="6.23283" calcext:value-type="float">
            <text:p>6.23283</text:p>
          </table:table-cell>
          <table:table-cell office:value-type="float" office:value="385.401" calcext:value-type="float">
            <text:p>385.40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99.386" calcext:value-type="float">
            <text:p>599.386</text:p>
          </table:table-cell>
          <table:table-cell office:value-type="float" office:value="6.47722" calcext:value-type="float">
            <text:p>6.47722</text:p>
          </table:table-cell>
          <table:table-cell office:value-type="float" office:value="394.137" calcext:value-type="float">
            <text:p>394.13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91.113" calcext:value-type="float">
            <text:p>591.113</text:p>
          </table:table-cell>
          <table:table-cell office:value-type="float" office:value="6.70917" calcext:value-type="float">
            <text:p>6.70917</text:p>
          </table:table-cell>
          <table:table-cell office:value-type="float" office:value="402.178" calcext:value-type="float">
            <text:p>402.17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83.491" calcext:value-type="float">
            <text:p>583.491</text:p>
          </table:table-cell>
          <table:table-cell office:value-type="float" office:value="6.92888" calcext:value-type="float">
            <text:p>6.92888</text:p>
          </table:table-cell>
          <table:table-cell office:value-type="float" office:value="409.58" calcext:value-type="float">
            <text:p>409.5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76.469" calcext:value-type="float">
            <text:p>576.469</text:p>
          </table:table-cell>
          <table:table-cell office:value-type="float" office:value="7.13661" calcext:value-type="float">
            <text:p>7.13661</text:p>
          </table:table-cell>
          <table:table-cell office:value-type="float" office:value="416.394" calcext:value-type="float">
            <text:p>416.39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70.002" calcext:value-type="float">
            <text:p>570.002</text:p>
          </table:table-cell>
          <table:table-cell office:value-type="float" office:value="7.33266" calcext:value-type="float">
            <text:p>7.33266</text:p>
          </table:table-cell>
          <table:table-cell office:value-type="float" office:value="422.665" calcext:value-type="float">
            <text:p>422.66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564.045" calcext:value-type="float">
            <text:p>564.045</text:p>
          </table:table-cell>
          <table:table-cell office:value-type="float" office:value="7.51737" calcext:value-type="float">
            <text:p>7.51737</text:p>
          </table:table-cell>
          <table:table-cell office:value-type="float" office:value="428.438" calcext:value-type="float">
            <text:p>428.43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58.558" calcext:value-type="float">
            <text:p>558.558</text:p>
          </table:table-cell>
          <table:table-cell office:value-type="float" office:value="7.69113" calcext:value-type="float">
            <text:p>7.69113</text:p>
          </table:table-cell>
          <table:table-cell office:value-type="float" office:value="433.75" calcext:value-type="float">
            <text:p>433.7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553.506" calcext:value-type="float">
            <text:p>553.506</text:p>
          </table:table-cell>
          <table:table-cell office:value-type="float" office:value="7.85433" calcext:value-type="float">
            <text:p>7.85433</text:p>
          </table:table-cell>
          <table:table-cell office:value-type="float" office:value="438.64" calcext:value-type="float">
            <text:p>438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8.852" calcext:value-type="float">
            <text:p>548.852</text:p>
          </table:table-cell>
          <table:table-cell office:value-type="float" office:value="8.0074" calcext:value-type="float">
            <text:p>8.0074</text:p>
          </table:table-cell>
          <table:table-cell office:value-type="float" office:value="443.14" calcext:value-type="float">
            <text:p>443.1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544.568" calcext:value-type="float">
            <text:p>544.568</text:p>
          </table:table-cell>
          <table:table-cell office:value-type="float" office:value="8.15077" calcext:value-type="float">
            <text:p>8.15077</text:p>
          </table:table-cell>
          <table:table-cell office:value-type="float" office:value="447.282" calcext:value-type="float">
            <text:p>447.28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40.622" calcext:value-type="float">
            <text:p>540.622</text:p>
          </table:table-cell>
          <table:table-cell office:value-type="float" office:value="8.2849" calcext:value-type="float">
            <text:p>8.2849</text:p>
          </table:table-cell>
          <table:table-cell office:value-type="float" office:value="451.093" calcext:value-type="float">
            <text:p>451.09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536.989" calcext:value-type="float">
            <text:p>536.989</text:p>
          </table:table-cell>
          <table:table-cell office:value-type="float" office:value="8.41022" calcext:value-type="float">
            <text:p>8.41022</text:p>
          </table:table-cell>
          <table:table-cell office:value-type="float" office:value="454.6" calcext:value-type="float">
            <text:p>454.6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533.645" calcext:value-type="float">
            <text:p>533.645</text:p>
          </table:table-cell>
          <table:table-cell office:value-type="float" office:value="8.52718" calcext:value-type="float">
            <text:p>8.52718</text:p>
          </table:table-cell>
          <table:table-cell office:value-type="float" office:value="457.828" calcext:value-type="float">
            <text:p>457.82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30.566" calcext:value-type="float">
            <text:p>530.566</text:p>
          </table:table-cell>
          <table:table-cell office:value-type="float" office:value="8.63624" calcext:value-type="float">
            <text:p>8.63624</text:p>
          </table:table-cell>
          <table:table-cell office:value-type="float" office:value="460.798" calcext:value-type="float">
            <text:p>460.79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527.731" calcext:value-type="float">
            <text:p>527.731</text:p>
          </table:table-cell>
          <table:table-cell office:value-type="float" office:value="8.73782" calcext:value-type="float">
            <text:p>8.73782</text:p>
          </table:table-cell>
          <table:table-cell office:value-type="float" office:value="463.531" calcext:value-type="float">
            <text:p>463.531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525.121" calcext:value-type="float">
            <text:p>525.121</text:p>
          </table:table-cell>
          <table:table-cell office:value-type="float" office:value="8.83235" calcext:value-type="float">
            <text:p>8.83235</text:p>
          </table:table-cell>
          <table:table-cell office:value-type="float" office:value="466.046" calcext:value-type="float">
            <text:p>466.04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522.719" calcext:value-type="float">
            <text:p>522.719</text:p>
          </table:table-cell>
          <table:table-cell office:value-type="float" office:value="8.92025" calcext:value-type="float">
            <text:p>8.92025</text:p>
          </table:table-cell>
          <table:table-cell office:value-type="float" office:value="468.361" calcext:value-type="float">
            <text:p>468.361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520.508" calcext:value-type="float">
            <text:p>520.508</text:p>
          </table:table-cell>
          <table:table-cell office:value-type="float" office:value="9.00192" calcext:value-type="float">
            <text:p>9.00192</text:p>
          </table:table-cell>
          <table:table-cell office:value-type="float" office:value="470.49" calcext:value-type="float">
            <text:p>470.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8.473" calcext:value-type="float">
            <text:p>518.473</text:p>
          </table:table-cell>
          <table:table-cell office:value-type="float" office:value="9.07774" calcext:value-type="float">
            <text:p>9.07774</text:p>
          </table:table-cell>
          <table:table-cell office:value-type="float" office:value="472.45" calcext:value-type="float">
            <text:p>472.4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516.599" calcext:value-type="float">
            <text:p>516.599</text:p>
          </table:table-cell>
          <table:table-cell office:value-type="float" office:value="9.14808" calcext:value-type="float">
            <text:p>9.14808</text:p>
          </table:table-cell>
          <table:table-cell office:value-type="float" office:value="474.253" calcext:value-type="float">
            <text:p>474.25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514.875" calcext:value-type="float">
            <text:p>514.875</text:p>
          </table:table-cell>
          <table:table-cell office:value-type="float" office:value="9.2133" calcext:value-type="float">
            <text:p>9.2133</text:p>
          </table:table-cell>
          <table:table-cell office:value-type="float" office:value="475.911" calcext:value-type="float">
            <text:p>475.91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513.288" calcext:value-type="float">
            <text:p>513.288</text:p>
          </table:table-cell>
          <table:table-cell office:value-type="float" office:value="9.27374" calcext:value-type="float">
            <text:p>9.27374</text:p>
          </table:table-cell>
          <table:table-cell office:value-type="float" office:value="477.438" calcext:value-type="float">
            <text:p>477.43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511.828" calcext:value-type="float">
            <text:p>511.828</text:p>
          </table:table-cell>
          <table:table-cell office:value-type="float" office:value="9.32971" calcext:value-type="float">
            <text:p>9.32971</text:p>
          </table:table-cell>
          <table:table-cell office:value-type="float" office:value="478.842" calcext:value-type="float">
            <text:p>478.84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10.484" calcext:value-type="float">
            <text:p>510.484</text:p>
          </table:table-cell>
          <table:table-cell office:value-type="float" office:value="9.38152" calcext:value-type="float">
            <text:p>9.38152</text:p>
          </table:table-cell>
          <table:table-cell office:value-type="float" office:value="480.134" calcext:value-type="float">
            <text:p>480.134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509.247" calcext:value-type="float">
            <text:p>509.247</text:p>
          </table:table-cell>
          <table:table-cell office:value-type="float" office:value="9.42946" calcext:value-type="float">
            <text:p>9.42946</text:p>
          </table:table-cell>
          <table:table-cell office:value-type="float" office:value="481.323" calcext:value-type="float">
            <text:p>481.32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508.109" calcext:value-type="float">
            <text:p>508.109</text:p>
          </table:table-cell>
          <table:table-cell office:value-type="float" office:value="9.47379" calcext:value-type="float">
            <text:p>9.47379</text:p>
          </table:table-cell>
          <table:table-cell office:value-type="float" office:value="482.417" calcext:value-type="float">
            <text:p>482.41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07.061" calcext:value-type="float">
            <text:p>507.061</text:p>
          </table:table-cell>
          <table:table-cell office:value-type="float" office:value="9.51477" calcext:value-type="float">
            <text:p>9.51477</text:p>
          </table:table-cell>
          <table:table-cell office:value-type="float" office:value="483.424" calcext:value-type="float">
            <text:p>483.424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506.098" calcext:value-type="float">
            <text:p>506.098</text:p>
          </table:table-cell>
          <table:table-cell office:value-type="float" office:value="9.55265" calcext:value-type="float">
            <text:p>9.55265</text:p>
          </table:table-cell>
          <table:table-cell office:value-type="float" office:value="484.35" calcext:value-type="float">
            <text:p>484.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5.211" calcext:value-type="float">
            <text:p>505.211</text:p>
          </table:table-cell>
          <table:table-cell office:value-type="float" office:value="9.58763" calcext:value-type="float">
            <text:p>9.58763</text:p>
          </table:table-cell>
          <table:table-cell office:value-type="float" office:value="485.202" calcext:value-type="float">
            <text:p>485.20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504.395" calcext:value-type="float">
            <text:p>504.395</text:p>
          </table:table-cell>
          <table:table-cell office:value-type="float" office:value="9.61994" calcext:value-type="float">
            <text:p>9.61994</text:p>
          </table:table-cell>
          <table:table-cell office:value-type="float" office:value="485.986" calcext:value-type="float">
            <text:p>485.986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503.644" calcext:value-type="float">
            <text:p>503.644</text:p>
          </table:table-cell>
          <table:table-cell office:value-type="float" office:value="9.64977" calcext:value-type="float">
            <text:p>9.64977</text:p>
          </table:table-cell>
          <table:table-cell office:value-type="float" office:value="486.707" calcext:value-type="float">
            <text:p>486.70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502.953" calcext:value-type="float">
            <text:p>502.953</text:p>
          </table:table-cell>
          <table:table-cell office:value-type="float" office:value="9.67729" calcext:value-type="float">
            <text:p>9.67729</text:p>
          </table:table-cell>
          <table:table-cell office:value-type="float" office:value="487.37" calcext:value-type="float">
            <text:p>487.3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502.317" calcext:value-type="float">
            <text:p>502.317</text:p>
          </table:table-cell>
          <table:table-cell office:value-type="float" office:value="9.7027" calcext:value-type="float">
            <text:p>9.7027</text:p>
          </table:table-cell>
          <table:table-cell office:value-type="float" office:value="487.981" calcext:value-type="float">
            <text:p>487.98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01.732" calcext:value-type="float">
            <text:p>501.732</text:p>
          </table:table-cell>
          <table:table-cell office:value-type="float" office:value="9.72613" calcext:value-type="float">
            <text:p>9.72613</text:p>
          </table:table-cell>
          <table:table-cell office:value-type="float" office:value="488.542" calcext:value-type="float">
            <text:p>488.542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501.193" calcext:value-type="float">
            <text:p>501.193</text:p>
          </table:table-cell>
          <table:table-cell office:value-type="float" office:value="9.74774" calcext:value-type="float">
            <text:p>9.74774</text:p>
          </table:table-cell>
          <table:table-cell office:value-type="float" office:value="489.059" calcext:value-type="float">
            <text:p>489.059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500.698" calcext:value-type="float">
            <text:p>500.698</text:p>
          </table:table-cell>
          <table:table-cell office:value-type="float" office:value="9.76767" calcext:value-type="float">
            <text:p>9.76767</text:p>
          </table:table-cell>
          <table:table-cell office:value-type="float" office:value="489.534" calcext:value-type="float">
            <text:p>489.53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00.242" calcext:value-type="float">
            <text:p>500.242</text:p>
          </table:table-cell>
          <table:table-cell office:value-type="float" office:value="9.78604" calcext:value-type="float">
            <text:p>9.78604</text:p>
          </table:table-cell>
          <table:table-cell office:value-type="float" office:value="489.972" calcext:value-type="float">
            <text:p>489.972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499.823" calcext:value-type="float">
            <text:p>499.823</text:p>
          </table:table-cell>
          <table:table-cell office:value-type="float" office:value="9.80298" calcext:value-type="float">
            <text:p>9.80298</text:p>
          </table:table-cell>
          <table:table-cell office:value-type="float" office:value="490.374" calcext:value-type="float">
            <text:p>490.3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9.437" calcext:value-type="float">
            <text:p>499.437</text:p>
          </table:table-cell>
          <table:table-cell office:value-type="float" office:value="9.81859" calcext:value-type="float">
            <text:p>9.81859</text:p>
          </table:table-cell>
          <table:table-cell office:value-type="float" office:value="490.744" calcext:value-type="float">
            <text:p>490.74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99.082" calcext:value-type="float">
            <text:p>499.082</text:p>
          </table:table-cell>
          <table:table-cell office:value-type="float" office:value="9.83297" calcext:value-type="float">
            <text:p>9.83297</text:p>
          </table:table-cell>
          <table:table-cell office:value-type="float" office:value="491.085" calcext:value-type="float">
            <text:p>491.08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498.756" calcext:value-type="float">
            <text:p>498.756</text:p>
          </table:table-cell>
          <table:table-cell office:value-type="float" office:value="9.84623" calcext:value-type="float">
            <text:p>9.84623</text:p>
          </table:table-cell>
          <table:table-cell office:value-type="float" office:value="491.398" calcext:value-type="float">
            <text:p>491.398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98.455" calcext:value-type="float">
            <text:p>498.455</text:p>
          </table:table-cell>
          <table:table-cell office:value-type="float" office:value="9.85844" calcext:value-type="float">
            <text:p>9.85844</text:p>
          </table:table-cell>
          <table:table-cell office:value-type="float" office:value="491.686" calcext:value-type="float">
            <text:p>491.686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98.179" calcext:value-type="float">
            <text:p>498.179</text:p>
          </table:table-cell>
          <table:table-cell office:value-type="float" office:value="9.86968" calcext:value-type="float">
            <text:p>9.86968</text:p>
          </table:table-cell>
          <table:table-cell office:value-type="float" office:value="491.951" calcext:value-type="float">
            <text:p>491.95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97.925" calcext:value-type="float">
            <text:p>497.925</text:p>
          </table:table-cell>
          <table:table-cell office:value-type="float" office:value="9.88004" calcext:value-type="float">
            <text:p>9.88004</text:p>
          </table:table-cell>
          <table:table-cell office:value-type="float" office:value="492.195" calcext:value-type="float">
            <text:p>492.19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97.691" calcext:value-type="float">
            <text:p>497.691</text:p>
          </table:table-cell>
          <table:table-cell office:value-type="float" office:value="9.88958" calcext:value-type="float">
            <text:p>9.88958</text:p>
          </table:table-cell>
          <table:table-cell office:value-type="float" office:value="492.42" calcext:value-type="float">
            <text:p>492.4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497.475" calcext:value-type="float">
            <text:p>497.475</text:p>
          </table:table-cell>
          <table:table-cell office:value-type="float" office:value="9.89837" calcext:value-type="float">
            <text:p>9.89837</text:p>
          </table:table-cell>
          <table:table-cell office:value-type="float" office:value="492.626" calcext:value-type="float">
            <text:p>492.626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497.277" calcext:value-type="float">
            <text:p>497.277</text:p>
          </table:table-cell>
          <table:table-cell office:value-type="float" office:value="9.90646" calcext:value-type="float">
            <text:p>9.90646</text:p>
          </table:table-cell>
          <table:table-cell office:value-type="float" office:value="492.816" calcext:value-type="float">
            <text:p>492.816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497.095" calcext:value-type="float">
            <text:p>497.095</text:p>
          </table:table-cell>
          <table:table-cell office:value-type="float" office:value="9.91391" calcext:value-type="float">
            <text:p>9.91391</text:p>
          </table:table-cell>
          <table:table-cell office:value-type="float" office:value="492.991" calcext:value-type="float">
            <text:p>492.9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6.928" calcext:value-type="float">
            <text:p>496.928</text:p>
          </table:table-cell>
          <table:table-cell office:value-type="float" office:value="9.92077" calcext:value-type="float">
            <text:p>9.92077</text:p>
          </table:table-cell>
          <table:table-cell office:value-type="float" office:value="493.152" calcext:value-type="float">
            <text:p>493.152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496.773" calcext:value-type="float">
            <text:p>496.773</text:p>
          </table:table-cell>
          <table:table-cell office:value-type="float" office:value="9.92709" calcext:value-type="float">
            <text:p>9.92709</text:p>
          </table:table-cell>
          <table:table-cell office:value-type="float" office:value="493.3" calcext:value-type="float">
            <text:p>493.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96.631" calcext:value-type="float">
            <text:p>496.631</text:p>
          </table:table-cell>
          <table:table-cell office:value-type="float" office:value="9.9329" calcext:value-type="float">
            <text:p>9.9329</text:p>
          </table:table-cell>
          <table:table-cell office:value-type="float" office:value="493.436" calcext:value-type="float">
            <text:p>493.436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496.501" calcext:value-type="float">
            <text:p>496.501</text:p>
          </table:table-cell>
          <table:table-cell office:value-type="float" office:value="9.93825" calcext:value-type="float">
            <text:p>9.93825</text:p>
          </table:table-cell>
          <table:table-cell office:value-type="float" office:value="493.561" calcext:value-type="float">
            <text:p>493.561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496.381" calcext:value-type="float">
            <text:p>496.381</text:p>
          </table:table-cell>
          <table:table-cell office:value-type="float" office:value="9.94318" calcext:value-type="float">
            <text:p>9.94318</text:p>
          </table:table-cell>
          <table:table-cell office:value-type="float" office:value="493.676" calcext:value-type="float">
            <text:p>493.676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496.27" calcext:value-type="float">
            <text:p>496.27</text:p>
          </table:table-cell>
          <table:table-cell office:value-type="float" office:value="9.94771" calcext:value-type="float">
            <text:p>9.94771</text:p>
          </table:table-cell>
          <table:table-cell office:value-type="float" office:value="493.782" calcext:value-type="float">
            <text:p>493.782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496.169" calcext:value-type="float">
            <text:p>496.169</text:p>
          </table:table-cell>
          <table:table-cell office:value-type="float" office:value="9.95189" calcext:value-type="float">
            <text:p>9.95189</text:p>
          </table:table-cell>
          <table:table-cell office:value-type="float" office:value="493.879" calcext:value-type="float">
            <text:p>493.879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496.075" calcext:value-type="float">
            <text:p>496.075</text:p>
          </table:table-cell>
          <table:table-cell office:value-type="float" office:value="9.95573" calcext:value-type="float">
            <text:p>9.95573</text:p>
          </table:table-cell>
          <table:table-cell office:value-type="float" office:value="493.969" calcext:value-type="float">
            <text:p>493.969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95.989" calcext:value-type="float">
            <text:p>495.989</text:p>
          </table:table-cell>
          <table:table-cell office:value-type="float" office:value="9.95926" calcext:value-type="float">
            <text:p>9.95926</text:p>
          </table:table-cell>
          <table:table-cell office:value-type="float" office:value="494.052" calcext:value-type="float">
            <text:p>494.052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495.91" calcext:value-type="float">
            <text:p>495.91</text:p>
          </table:table-cell>
          <table:table-cell office:value-type="float" office:value="9.96252" calcext:value-type="float">
            <text:p>9.96252</text:p>
          </table:table-cell>
          <table:table-cell office:value-type="float" office:value="494.128" calcext:value-type="float">
            <text:p>494.1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5.837" calcext:value-type="float">
            <text:p>495.837</text:p>
          </table:table-cell>
          <table:table-cell office:value-type="float" office:value="9.96551" calcext:value-type="float">
            <text:p>9.96551</text:p>
          </table:table-cell>
          <table:table-cell office:value-type="float" office:value="494.197" calcext:value-type="float">
            <text:p>494.19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495.77" calcext:value-type="float">
            <text:p>495.77</text:p>
          </table:table-cell>
          <table:table-cell office:value-type="float" office:value="9.96827" calcext:value-type="float">
            <text:p>9.96827</text:p>
          </table:table-cell>
          <table:table-cell office:value-type="float" office:value="494.262" calcext:value-type="float">
            <text:p>494.262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95.709" calcext:value-type="float">
            <text:p>495.709</text:p>
          </table:table-cell>
          <table:table-cell office:value-type="float" office:value="9.9708" calcext:value-type="float">
            <text:p>9.9708</text:p>
          </table:table-cell>
          <table:table-cell office:value-type="float" office:value="494.321" calcext:value-type="float">
            <text:p>494.321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495.652" calcext:value-type="float">
            <text:p>495.652</text:p>
          </table:table-cell>
          <table:table-cell office:value-type="float" office:value="9.97314" calcext:value-type="float">
            <text:p>9.97314</text:p>
          </table:table-cell>
          <table:table-cell office:value-type="float" office:value="494.375" calcext:value-type="float">
            <text:p>494.37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495.6" calcext:value-type="float">
            <text:p>495.6</text:p>
          </table:table-cell>
          <table:table-cell office:value-type="float" office:value="9.97528" calcext:value-type="float">
            <text:p>9.97528</text:p>
          </table:table-cell>
          <table:table-cell office:value-type="float" office:value="494.425" calcext:value-type="float">
            <text:p>494.425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495.552" calcext:value-type="float">
            <text:p>495.552</text:p>
          </table:table-cell>
          <table:table-cell office:value-type="float" office:value="9.97726" calcext:value-type="float">
            <text:p>9.97726</text:p>
          </table:table-cell>
          <table:table-cell office:value-type="float" office:value="494.471" calcext:value-type="float">
            <text:p>494.471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495.508" calcext:value-type="float">
            <text:p>495.508</text:p>
          </table:table-cell>
          <table:table-cell office:value-type="float" office:value="9.97908" calcext:value-type="float">
            <text:p>9.97908</text:p>
          </table:table-cell>
          <table:table-cell office:value-type="float" office:value="494.513" calcext:value-type="float">
            <text:p>494.51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495.467" calcext:value-type="float">
            <text:p>495.467</text:p>
          </table:table-cell>
          <table:table-cell office:value-type="float" office:value="9.98075" calcext:value-type="float">
            <text:p>9.98075</text:p>
          </table:table-cell>
          <table:table-cell office:value-type="float" office:value="494.552" calcext:value-type="float">
            <text:p>494.552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495.43" calcext:value-type="float">
            <text:p>495.43</text:p>
          </table:table-cell>
          <table:table-cell office:value-type="float" office:value="9.98229" calcext:value-type="float">
            <text:p>9.98229</text:p>
          </table:table-cell>
          <table:table-cell office:value-type="float" office:value="494.588" calcext:value-type="float">
            <text:p>494.588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495.395" calcext:value-type="float">
            <text:p>495.395</text:p>
          </table:table-cell>
          <table:table-cell office:value-type="float" office:value="9.9837" calcext:value-type="float">
            <text:p>9.9837</text:p>
          </table:table-cell>
          <table:table-cell office:value-type="float" office:value="494.621" calcext:value-type="float">
            <text:p>494.6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5.364" calcext:value-type="float">
            <text:p>495.364</text:p>
          </table:table-cell>
          <table:table-cell office:value-type="float" office:value="9.98501" calcext:value-type="float">
            <text:p>9.98501</text:p>
          </table:table-cell>
          <table:table-cell office:value-type="float" office:value="494.651" calcext:value-type="float">
            <text:p>494.651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495.334" calcext:value-type="float">
            <text:p>495.334</text:p>
          </table:table-cell>
          <table:table-cell office:value-type="float" office:value="9.98621" calcext:value-type="float">
            <text:p>9.98621</text:p>
          </table:table-cell>
          <table:table-cell office:value-type="float" office:value="494.679" calcext:value-type="float">
            <text:p>494.679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95.308" calcext:value-type="float">
            <text:p>495.308</text:p>
          </table:table-cell>
          <table:table-cell office:value-type="float" office:value="9.98731" calcext:value-type="float">
            <text:p>9.98731</text:p>
          </table:table-cell>
          <table:table-cell office:value-type="float" office:value="494.705" calcext:value-type="float">
            <text:p>494.705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495.283" calcext:value-type="float">
            <text:p>495.283</text:p>
          </table:table-cell>
          <table:table-cell office:value-type="float" office:value="9.98832" calcext:value-type="float">
            <text:p>9.98832</text:p>
          </table:table-cell>
          <table:table-cell office:value-type="float" office:value="494.729" calcext:value-type="float">
            <text:p>494.729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495.26" calcext:value-type="float">
            <text:p>495.26</text:p>
          </table:table-cell>
          <table:table-cell office:value-type="float" office:value="9.98926" calcext:value-type="float">
            <text:p>9.98926</text:p>
          </table:table-cell>
          <table:table-cell office:value-type="float" office:value="494.75" calcext:value-type="float">
            <text:p>494.7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495.24" calcext:value-type="float">
            <text:p>495.24</text:p>
          </table:table-cell>
          <table:table-cell office:value-type="float" office:value="9.99012" calcext:value-type="float">
            <text:p>9.99012</text:p>
          </table:table-cell>
          <table:table-cell office:value-type="float" office:value="494.77" calcext:value-type="float">
            <text:p>494.7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95.22" calcext:value-type="float">
            <text:p>495.22</text:p>
          </table:table-cell>
          <table:table-cell office:value-type="float" office:value="9.99091" calcext:value-type="float">
            <text:p>9.99091</text:p>
          </table:table-cell>
          <table:table-cell office:value-type="float" office:value="494.789" calcext:value-type="float">
            <text:p>494.78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495.203" calcext:value-type="float">
            <text:p>495.203</text:p>
          </table:table-cell>
          <table:table-cell office:value-type="float" office:value="9.99164" calcext:value-type="float">
            <text:p>9.99164</text:p>
          </table:table-cell>
          <table:table-cell office:value-type="float" office:value="494.806" calcext:value-type="float">
            <text:p>494.806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95.187" calcext:value-type="float">
            <text:p>495.187</text:p>
          </table:table-cell>
          <table:table-cell office:value-type="float" office:value="9.9923" calcext:value-type="float">
            <text:p>9.9923</text:p>
          </table:table-cell>
          <table:table-cell office:value-type="float" office:value="494.821" calcext:value-type="float">
            <text:p>494.821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495.172" calcext:value-type="float">
            <text:p>495.172</text:p>
          </table:table-cell>
          <table:table-cell office:value-type="float" office:value="9.99292" calcext:value-type="float">
            <text:p>9.99292</text:p>
          </table:table-cell>
          <table:table-cell office:value-type="float" office:value="494.835" calcext:value-type="float">
            <text:p>494.8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5.158" calcext:value-type="float">
            <text:p>495.158</text:p>
          </table:table-cell>
          <table:table-cell office:value-type="float" office:value="9.99349" calcext:value-type="float">
            <text:p>9.99349</text:p>
          </table:table-cell>
          <table:table-cell office:value-type="float" office:value="494.849" calcext:value-type="float">
            <text:p>494.84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495.145" calcext:value-type="float">
            <text:p>495.145</text:p>
          </table:table-cell>
          <table:table-cell office:value-type="float" office:value="9.99401" calcext:value-type="float">
            <text:p>9.99401</text:p>
          </table:table-cell>
          <table:table-cell office:value-type="float" office:value="494.861" calcext:value-type="float">
            <text:p>494.86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495.134" calcext:value-type="float">
            <text:p>495.134</text:p>
          </table:table-cell>
          <table:table-cell office:value-type="float" office:value="9.99449" calcext:value-type="float">
            <text:p>9.99449</text:p>
          </table:table-cell>
          <table:table-cell office:value-type="float" office:value="494.872" calcext:value-type="float">
            <text:p>494.872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495.123" calcext:value-type="float">
            <text:p>495.123</text:p>
          </table:table-cell>
          <table:table-cell office:value-type="float" office:value="9.99493" calcext:value-type="float">
            <text:p>9.99493</text:p>
          </table:table-cell>
          <table:table-cell office:value-type="float" office:value="494.882" calcext:value-type="float">
            <text:p>494.882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495.113" calcext:value-type="float">
            <text:p>495.113</text:p>
          </table:table-cell>
          <table:table-cell office:value-type="float" office:value="9.99533" calcext:value-type="float">
            <text:p>9.99533</text:p>
          </table:table-cell>
          <table:table-cell office:value-type="float" office:value="494.892" calcext:value-type="float">
            <text:p>494.892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495.104" calcext:value-type="float">
            <text:p>495.104</text:p>
          </table:table-cell>
          <table:table-cell office:value-type="float" office:value="9.99571" calcext:value-type="float">
            <text:p>9.99571</text:p>
          </table:table-cell>
          <table:table-cell office:value-type="float" office:value="494.9" calcext:value-type="float">
            <text:p>494.9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495.096" calcext:value-type="float">
            <text:p>495.096</text:p>
          </table:table-cell>
          <table:table-cell office:value-type="float" office:value="9.99605" calcext:value-type="float">
            <text:p>9.99605</text:p>
          </table:table-cell>
          <table:table-cell office:value-type="float" office:value="494.908" calcext:value-type="float">
            <text:p>494.908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495.088" calcext:value-type="float">
            <text:p>495.088</text:p>
          </table:table-cell>
          <table:table-cell office:value-type="float" office:value="9.99637" calcext:value-type="float">
            <text:p>9.99637</text:p>
          </table:table-cell>
          <table:table-cell office:value-type="float" office:value="494.916" calcext:value-type="float">
            <text:p>494.916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495.081" calcext:value-type="float">
            <text:p>495.081</text:p>
          </table:table-cell>
          <table:table-cell office:value-type="float" office:value="9.99666" calcext:value-type="float">
            <text:p>9.99666</text:p>
          </table:table-cell>
          <table:table-cell office:value-type="float" office:value="494.922" calcext:value-type="float">
            <text:p>494.922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495.075" calcext:value-type="float">
            <text:p>495.075</text:p>
          </table:table-cell>
          <table:table-cell office:value-type="float" office:value="9.99693" calcext:value-type="float">
            <text:p>9.99693</text:p>
          </table:table-cell>
          <table:table-cell office:value-type="float" office:value="494.929" calcext:value-type="float">
            <text:p>494.9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5.069" calcext:value-type="float">
            <text:p>495.069</text:p>
          </table:table-cell>
          <table:table-cell office:value-type="float" office:value="9.99717" calcext:value-type="float">
            <text:p>9.99717</text:p>
          </table:table-cell>
          <table:table-cell office:value-type="float" office:value="494.934" calcext:value-type="float">
            <text:p>494.934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495.063" calcext:value-type="float">
            <text:p>495.063</text:p>
          </table:table-cell>
          <table:table-cell office:value-type="float" office:value="9.9974" calcext:value-type="float">
            <text:p>9.9974</text:p>
          </table:table-cell>
          <table:table-cell office:value-type="float" office:value="494.94" calcext:value-type="float">
            <text:p>494.94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495.058" calcext:value-type="float">
            <text:p>495.058</text:p>
          </table:table-cell>
          <table:table-cell office:value-type="float" office:value="9.99761" calcext:value-type="float">
            <text:p>9.99761</text:p>
          </table:table-cell>
          <table:table-cell office:value-type="float" office:value="494.944" calcext:value-type="float">
            <text:p>494.944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495.053" calcext:value-type="float">
            <text:p>495.053</text:p>
          </table:table-cell>
          <table:table-cell office:value-type="float" office:value="9.9978" calcext:value-type="float">
            <text:p>9.9978</text:p>
          </table:table-cell>
          <table:table-cell office:value-type="float" office:value="494.949" calcext:value-type="float">
            <text:p>494.949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95.049" calcext:value-type="float">
            <text:p>495.049</text:p>
          </table:table-cell>
          <table:table-cell office:value-type="float" office:value="9.99797" calcext:value-type="float">
            <text:p>9.99797</text:p>
          </table:table-cell>
          <table:table-cell office:value-type="float" office:value="494.953" calcext:value-type="float">
            <text:p>494.953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495.045" calcext:value-type="float">
            <text:p>495.045</text:p>
          </table:table-cell>
          <table:table-cell office:value-type="float" office:value="9.99814" calcext:value-type="float">
            <text:p>9.99814</text:p>
          </table:table-cell>
          <table:table-cell office:value-type="float" office:value="494.957" calcext:value-type="float">
            <text:p>494.957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495.042" calcext:value-type="float">
            <text:p>495.042</text:p>
          </table:table-cell>
          <table:table-cell office:value-type="float" office:value="9.99828" calcext:value-type="float">
            <text:p>9.99828</text:p>
          </table:table-cell>
          <table:table-cell office:value-type="float" office:value="494.96" calcext:value-type="float">
            <text:p>494.96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495.038" calcext:value-type="float">
            <text:p>495.038</text:p>
          </table:table-cell>
          <table:table-cell office:value-type="float" office:value="9.99842" calcext:value-type="float">
            <text:p>9.99842</text:p>
          </table:table-cell>
          <table:table-cell office:value-type="float" office:value="494.963" calcext:value-type="float">
            <text:p>494.963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95.035" calcext:value-type="float">
            <text:p>495.035</text:p>
          </table:table-cell>
          <table:table-cell office:value-type="float" office:value="9.99855" calcext:value-type="float">
            <text:p>9.99855</text:p>
          </table:table-cell>
          <table:table-cell office:value-type="float" office:value="494.966" calcext:value-type="float">
            <text:p>494.966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495.032" calcext:value-type="float">
            <text:p>495.032</text:p>
          </table:table-cell>
          <table:table-cell office:value-type="float" office:value="9.99866" calcext:value-type="float">
            <text:p>9.99866</text:p>
          </table:table-cell>
          <table:table-cell office:value-type="float" office:value="494.969" calcext:value-type="float">
            <text:p>494.9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5.03" calcext:value-type="float">
            <text:p>495.03</text:p>
          </table:table-cell>
          <table:table-cell office:value-type="float" office:value="9.99877" calcext:value-type="float">
            <text:p>9.99877</text:p>
          </table:table-cell>
          <table:table-cell office:value-type="float" office:value="494.971" calcext:value-type="float">
            <text:p>494.971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495.027" calcext:value-type="float">
            <text:p>495.027</text:p>
          </table:table-cell>
          <table:table-cell office:value-type="float" office:value="9.99887" calcext:value-type="float">
            <text:p>9.99887</text:p>
          </table:table-cell>
          <table:table-cell office:value-type="float" office:value="494.974" calcext:value-type="float">
            <text:p>494.974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495.025" calcext:value-type="float">
            <text:p>495.025</text:p>
          </table:table-cell>
          <table:table-cell office:value-type="float" office:value="9.99896" calcext:value-type="float">
            <text:p>9.99896</text:p>
          </table:table-cell>
          <table:table-cell office:value-type="float" office:value="494.976" calcext:value-type="float">
            <text:p>494.976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495.023" calcext:value-type="float">
            <text:p>495.023</text:p>
          </table:table-cell>
          <table:table-cell office:value-type="float" office:value="9.99904" calcext:value-type="float">
            <text:p>9.99904</text:p>
          </table:table-cell>
          <table:table-cell office:value-type="float" office:value="494.978" calcext:value-type="float">
            <text:p>494.978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95.021" calcext:value-type="float">
            <text:p>495.021</text:p>
          </table:table-cell>
          <table:table-cell office:value-type="float" office:value="9.99912" calcext:value-type="float">
            <text:p>9.99912</text:p>
          </table:table-cell>
          <table:table-cell office:value-type="float" office:value="494.98" calcext:value-type="float">
            <text:p>494.9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95.02" calcext:value-type="float">
            <text:p>495.02</text:p>
          </table:table-cell>
          <table:table-cell office:value-type="float" office:value="9.99919" calcext:value-type="float">
            <text:p>9.99919</text:p>
          </table:table-cell>
          <table:table-cell office:value-type="float" office:value="494.981" calcext:value-type="float">
            <text:p>494.981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495.018" calcext:value-type="float">
            <text:p>495.018</text:p>
          </table:table-cell>
          <table:table-cell office:value-type="float" office:value="9.99926" calcext:value-type="float">
            <text:p>9.99926</text:p>
          </table:table-cell>
          <table:table-cell office:value-type="float" office:value="494.983" calcext:value-type="float">
            <text:p>494.983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495.017" calcext:value-type="float">
            <text:p>495.017</text:p>
          </table:table-cell>
          <table:table-cell office:value-type="float" office:value="9.99931" calcext:value-type="float">
            <text:p>9.99931</text:p>
          </table:table-cell>
          <table:table-cell office:value-type="float" office:value="494.984" calcext:value-type="float">
            <text:p>494.984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95.015" calcext:value-type="float">
            <text:p>495.015</text:p>
          </table:table-cell>
          <table:table-cell office:value-type="float" office:value="9.99937" calcext:value-type="float">
            <text:p>9.99937</text:p>
          </table:table-cell>
          <table:table-cell office:value-type="float" office:value="494.985" calcext:value-type="float">
            <text:p>494.985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495.014" calcext:value-type="float">
            <text:p>495.014</text:p>
          </table:table-cell>
          <table:table-cell office:value-type="float" office:value="9.99942" calcext:value-type="float">
            <text:p>9.99942</text:p>
          </table:table-cell>
          <table:table-cell office:value-type="float" office:value="494.987" calcext:value-type="float">
            <text:p>494.9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5.013" calcext:value-type="float">
            <text:p>495.013</text:p>
          </table:table-cell>
          <table:table-cell office:value-type="float" office:value="9.99947" calcext:value-type="float">
            <text:p>9.99947</text:p>
          </table:table-cell>
          <table:table-cell office:value-type="float" office:value="494.988" calcext:value-type="float">
            <text:p>494.988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495.012" calcext:value-type="float">
            <text:p>495.012</text:p>
          </table:table-cell>
          <table:table-cell office:value-type="float" office:value="9.99951" calcext:value-type="float">
            <text:p>9.99951</text:p>
          </table:table-cell>
          <table:table-cell office:value-type="float" office:value="494.989" calcext:value-type="float">
            <text:p>494.989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95.011" calcext:value-type="float">
            <text:p>495.011</text:p>
          </table:table-cell>
          <table:table-cell office:value-type="float" office:value="9.99955" calcext:value-type="float">
            <text:p>9.99955</text:p>
          </table:table-cell>
          <table:table-cell office:value-type="float" office:value="494.99" calcext:value-type="float">
            <text:p>494.9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495.01" calcext:value-type="float">
            <text:p>495.01</text:p>
          </table:table-cell>
          <table:table-cell office:value-type="float" office:value="9.99958" calcext:value-type="float">
            <text:p>9.99958</text:p>
          </table:table-cell>
          <table:table-cell office:value-type="float" office:value="494.99" calcext:value-type="float">
            <text:p>494.99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495.009" calcext:value-type="float">
            <text:p>495.009</text:p>
          </table:table-cell>
          <table:table-cell office:value-type="float" office:value="9.99962" calcext:value-type="float">
            <text:p>9.99962</text:p>
          </table:table-cell>
          <table:table-cell office:value-type="float" office:value="494.991" calcext:value-type="float">
            <text:p>494.991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95.009" calcext:value-type="float">
            <text:p>495.009</text:p>
          </table:table-cell>
          <table:table-cell office:value-type="float" office:value="9.99965" calcext:value-type="float">
            <text:p>9.99965</text:p>
          </table:table-cell>
          <table:table-cell office:value-type="float" office:value="494.992" calcext:value-type="float">
            <text:p>494.992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495.008" calcext:value-type="float">
            <text:p>495.008</text:p>
          </table:table-cell>
          <table:table-cell office:value-type="float" office:value="9.99968" calcext:value-type="float">
            <text:p>9.99968</text:p>
          </table:table-cell>
          <table:table-cell office:value-type="float" office:value="494.992" calcext:value-type="float">
            <text:p>494.992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95.007" calcext:value-type="float">
            <text:p>495.007</text:p>
          </table:table-cell>
          <table:table-cell office:value-type="float" office:value="9.9997" calcext:value-type="float">
            <text:p>9.9997</text:p>
          </table:table-cell>
          <table:table-cell office:value-type="float" office:value="494.993" calcext:value-type="float">
            <text:p>494.993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95.007" calcext:value-type="float">
            <text:p>495.007</text:p>
          </table:table-cell>
          <table:table-cell office:value-type="float" office:value="9.99973" calcext:value-type="float">
            <text:p>9.99973</text:p>
          </table:table-cell>
          <table:table-cell office:value-type="float" office:value="494.994" calcext:value-type="float">
            <text:p>494.994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495.006" calcext:value-type="float">
            <text:p>495.006</text:p>
          </table:table-cell>
          <table:table-cell office:value-type="float" office:value="9.99975" calcext:value-type="float">
            <text:p>9.99975</text:p>
          </table:table-cell>
          <table:table-cell office:value-type="float" office:value="494.994" calcext:value-type="float">
            <text:p>494.9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5.006" calcext:value-type="float">
            <text:p>495.006</text:p>
          </table:table-cell>
          <table:table-cell office:value-type="float" office:value="9.99977" calcext:value-type="float">
            <text:p>9.99977</text:p>
          </table:table-cell>
          <table:table-cell office:value-type="float" office:value="494.995" calcext:value-type="float">
            <text:p>494.995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495.005" calcext:value-type="float">
            <text:p>495.005</text:p>
          </table:table-cell>
          <table:table-cell office:value-type="float" office:value="9.99979" calcext:value-type="float">
            <text:p>9.99979</text:p>
          </table:table-cell>
          <table:table-cell office:value-type="float" office:value="494.995" calcext:value-type="float">
            <text:p>494.995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95.005" calcext:value-type="float">
            <text:p>495.005</text:p>
          </table:table-cell>
          <table:table-cell office:value-type="float" office:value="9.9998" calcext:value-type="float">
            <text:p>9.9998</text:p>
          </table:table-cell>
          <table:table-cell office:value-type="float" office:value="494.995" calcext:value-type="float">
            <text:p>494.995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95.004" calcext:value-type="float">
            <text:p>495.004</text:p>
          </table:table-cell>
          <table:table-cell office:value-type="float" office:value="9.99982" calcext:value-type="float">
            <text:p>9.99982</text:p>
          </table:table-cell>
          <table:table-cell office:value-type="float" office:value="494.996" calcext:value-type="float">
            <text:p>494.996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95.004" calcext:value-type="float">
            <text:p>495.004</text:p>
          </table:table-cell>
          <table:table-cell office:value-type="float" office:value="9.99983" calcext:value-type="float">
            <text:p>9.99983</text:p>
          </table:table-cell>
          <table:table-cell office:value-type="float" office:value="494.996" calcext:value-type="float">
            <text:p>494.996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95.004" calcext:value-type="float">
            <text:p>495.004</text:p>
          </table:table-cell>
          <table:table-cell office:value-type="float" office:value="9.99985" calcext:value-type="float">
            <text:p>9.99985</text:p>
          </table:table-cell>
          <table:table-cell office:value-type="float" office:value="494.996" calcext:value-type="float">
            <text:p>494.996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95.003" calcext:value-type="float">
            <text:p>495.003</text:p>
          </table:table-cell>
          <table:table-cell office:value-type="float" office:value="9.99986" calcext:value-type="float">
            <text:p>9.99986</text:p>
          </table:table-cell>
          <table:table-cell office:value-type="float" office:value="494.997" calcext:value-type="float">
            <text:p>494.997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495.003" calcext:value-type="float">
            <text:p>495.003</text:p>
          </table:table-cell>
          <table:table-cell office:value-type="float" office:value="9.99987" calcext:value-type="float">
            <text:p>9.99987</text:p>
          </table:table-cell>
          <table:table-cell office:value-type="float" office:value="494.997" calcext:value-type="float">
            <text:p>494.997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95.003" calcext:value-type="float">
            <text:p>495.003</text:p>
          </table:table-cell>
          <table:table-cell office:value-type="float" office:value="9.99988" calcext:value-type="float">
            <text:p>9.99988</text:p>
          </table:table-cell>
          <table:table-cell office:value-type="float" office:value="494.997" calcext:value-type="float">
            <text:p>494.997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495.003" calcext:value-type="float">
            <text:p>495.003</text:p>
          </table:table-cell>
          <table:table-cell office:value-type="float" office:value="9.99989" calcext:value-type="float">
            <text:p>9.99989</text:p>
          </table:table-cell>
          <table:table-cell office:value-type="float" office:value="494.997" calcext:value-type="float">
            <text:p>494.9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5.002" calcext:value-type="float">
            <text:p>495.002</text:p>
          </table:table-cell>
          <table:table-cell office:value-type="float" office:value="9.9999" calcext:value-type="float">
            <text:p>9.9999</text:p>
          </table:table-cell>
          <table:table-cell office:value-type="float" office:value="494.998" calcext:value-type="float">
            <text:p>494.998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495.002" calcext:value-type="float">
            <text:p>495.002</text:p>
          </table:table-cell>
          <table:table-cell office:value-type="float" office:value="9.99991" calcext:value-type="float">
            <text:p>9.99991</text:p>
          </table:table-cell>
          <table:table-cell office:value-type="float" office:value="494.998" calcext:value-type="float">
            <text:p>494.998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495.002" calcext:value-type="float">
            <text:p>495.002</text:p>
          </table:table-cell>
          <table:table-cell office:value-type="float" office:value="9.99991" calcext:value-type="float">
            <text:p>9.99991</text:p>
          </table:table-cell>
          <table:table-cell office:value-type="float" office:value="494.998" calcext:value-type="float">
            <text:p>494.998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495.002" calcext:value-type="float">
            <text:p>495.002</text:p>
          </table:table-cell>
          <table:table-cell office:value-type="float" office:value="9.99992" calcext:value-type="float">
            <text:p>9.99992</text:p>
          </table:table-cell>
          <table:table-cell office:value-type="float" office:value="494.998" calcext:value-type="float">
            <text:p>494.998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495.002" calcext:value-type="float">
            <text:p>495.002</text:p>
          </table:table-cell>
          <table:table-cell office:value-type="float" office:value="9.99993" calcext:value-type="float">
            <text:p>9.99993</text:p>
          </table:table-cell>
          <table:table-cell office:value-type="float" office:value="494.998" calcext:value-type="float">
            <text:p>494.998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495.002" calcext:value-type="float">
            <text:p>495.002</text:p>
          </table:table-cell>
          <table:table-cell office:value-type="float" office:value="9.99993" calcext:value-type="float">
            <text:p>9.99993</text:p>
          </table:table-cell>
          <table:table-cell office:value-type="float" office:value="494.998" calcext:value-type="float">
            <text:p>494.99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95.001" calcext:value-type="float">
            <text:p>495.001</text:p>
          </table:table-cell>
          <table:table-cell office:value-type="float" office:value="9.99994" calcext:value-type="float">
            <text:p>9.99994</text:p>
          </table:table-cell>
          <table:table-cell office:value-type="float" office:value="494.999" calcext:value-type="float">
            <text:p>494.999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495.001" calcext:value-type="float">
            <text:p>495.001</text:p>
          </table:table-cell>
          <table:table-cell office:value-type="float" office:value="9.99994" calcext:value-type="float">
            <text:p>9.99994</text:p>
          </table:table-cell>
          <table:table-cell office:value-type="float" office:value="494.999" calcext:value-type="float">
            <text:p>494.999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495.001" calcext:value-type="float">
            <text:p>495.001</text:p>
          </table:table-cell>
          <table:table-cell office:value-type="float" office:value="9.99995" calcext:value-type="float">
            <text:p>9.99995</text:p>
          </table:table-cell>
          <table:table-cell office:value-type="float" office:value="494.999" calcext:value-type="float">
            <text:p>494.999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495.001" calcext:value-type="float">
            <text:p>495.001</text:p>
          </table:table-cell>
          <table:table-cell office:value-type="float" office:value="9.99995" calcext:value-type="float">
            <text:p>9.99995</text:p>
          </table:table-cell>
          <table:table-cell office:value-type="float" office:value="494.999" calcext:value-type="float">
            <text:p>494.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5.001" calcext:value-type="float">
            <text:p>495.001</text:p>
          </table:table-cell>
          <table:table-cell office:value-type="float" office:value="9.99996" calcext:value-type="float">
            <text:p>9.99996</text:p>
          </table:table-cell>
          <table:table-cell office:value-type="float" office:value="494.999" calcext:value-type="float">
            <text:p>494.999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495.001" calcext:value-type="float">
            <text:p>495.001</text:p>
          </table:table-cell>
          <table:table-cell office:value-type="float" office:value="9.99996" calcext:value-type="float">
            <text:p>9.99996</text:p>
          </table:table-cell>
          <table:table-cell office:value-type="float" office:value="494.999" calcext:value-type="float">
            <text:p>494.999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95.001" calcext:value-type="float">
            <text:p>495.001</text:p>
          </table:table-cell>
          <table:table-cell office:value-type="float" office:value="9.99996" calcext:value-type="float">
            <text:p>9.99996</text:p>
          </table:table-cell>
          <table:table-cell office:value-type="float" office:value="494.999" calcext:value-type="float">
            <text:p>494.999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495.001" calcext:value-type="float">
            <text:p>495.001</text:p>
          </table:table-cell>
          <table:table-cell office:value-type="float" office:value="9.99997" calcext:value-type="float">
            <text:p>9.99997</text:p>
          </table:table-cell>
          <table:table-cell office:value-type="float" office:value="494.999" calcext:value-type="float">
            <text:p>494.999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495.001" calcext:value-type="float">
            <text:p>495.001</text:p>
          </table:table-cell>
          <table:table-cell office:value-type="float" office:value="9.99997" calcext:value-type="float">
            <text:p>9.99997</text:p>
          </table:table-cell>
          <table:table-cell office:value-type="float" office:value="494.999" calcext:value-type="float">
            <text:p>494.999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495.001" calcext:value-type="float">
            <text:p>495.001</text:p>
          </table:table-cell>
          <table:table-cell office:value-type="float" office:value="9.99997" calcext:value-type="float">
            <text:p>9.99997</text:p>
          </table:table-cell>
          <table:table-cell office:value-type="float" office:value="494.999" calcext:value-type="float">
            <text:p>494.999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495.001" calcext:value-type="float">
            <text:p>495.001</text:p>
          </table:table-cell>
          <table:table-cell office:value-type="float" office:value="9.99997" calcext:value-type="float">
            <text:p>9.99997</text:p>
          </table:table-cell>
          <table:table-cell office:value-type="float" office:value="494.999" calcext:value-type="float">
            <text:p>494.999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495.001" calcext:value-type="float">
            <text:p>495.001</text:p>
          </table:table-cell>
          <table:table-cell office:value-type="float" office:value="9.99998" calcext:value-type="float">
            <text:p>9.99998</text:p>
          </table:table-cell>
          <table:table-cell office:value-type="float" office:value="494.999" calcext:value-type="float">
            <text:p>494.999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495.001" calcext:value-type="float">
            <text:p>495.001</text:p>
          </table:table-cell>
          <table:table-cell office:value-type="float" office:value="9.99998" calcext:value-type="float">
            <text:p>9.99998</text:p>
          </table:table-cell>
          <table:table-cell office:value-type="float" office:value="494.999" calcext:value-type="float">
            <text:p>494.999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495" calcext:value-type="float">
            <text:p>495</text:p>
          </table:table-cell>
          <table:table-cell office:value-type="float" office:value="9.99998" calcext:value-type="float">
            <text:p>9.99998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5" calcext:value-type="float">
            <text:p>495</text:p>
          </table:table-cell>
          <table:table-cell office:value-type="float" office:value="9.99998" calcext:value-type="float">
            <text:p>9.99998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495" calcext:value-type="float">
            <text:p>495</text:p>
          </table:table-cell>
          <table:table-cell office:value-type="float" office:value="9.99998" calcext:value-type="float">
            <text:p>9.99998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495" calcext:value-type="float">
            <text:p>495</text:p>
          </table:table-cell>
          <table:table-cell office:value-type="float" office:value="9.99998" calcext:value-type="float">
            <text:p>9.99998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495" calcext:value-type="float">
            <text:p>495</text:p>
          </table:table-cell>
          <table:table-cell office:value-type="float" office:value="9.99999" calcext:value-type="float">
            <text:p>9.9999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495" calcext:value-type="float">
            <text:p>495</text:p>
          </table:table-cell>
          <table:table-cell office:value-type="float" office:value="9.99999" calcext:value-type="float">
            <text:p>9.9999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495" calcext:value-type="float">
            <text:p>495</text:p>
          </table:table-cell>
          <table:table-cell office:value-type="float" office:value="9.99999" calcext:value-type="float">
            <text:p>9.9999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495" calcext:value-type="float">
            <text:p>495</text:p>
          </table:table-cell>
          <table:table-cell office:value-type="float" office:value="9.99999" calcext:value-type="float">
            <text:p>9.9999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495" calcext:value-type="float">
            <text:p>495</text:p>
          </table:table-cell>
          <table:table-cell office:value-type="float" office:value="9.99999" calcext:value-type="float">
            <text:p>9.9999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495" calcext:value-type="float">
            <text:p>495</text:p>
          </table:table-cell>
          <table:table-cell office:value-type="float" office:value="9.99999" calcext:value-type="float">
            <text:p>9.9999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495" calcext:value-type="float">
            <text:p>495</text:p>
          </table:table-cell>
          <table:table-cell office:value-type="float" office:value="9.99999" calcext:value-type="float">
            <text:p>9.9999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5" calcext:value-type="float">
            <text:p>495</text:p>
          </table:table-cell>
          <table:table-cell office:value-type="float" office:value="9.99999" calcext:value-type="float">
            <text:p>9.9999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495" calcext:value-type="float">
            <text:p>495</text:p>
          </table:table-cell>
          <table:table-cell office:value-type="float" office:value="9.99999" calcext:value-type="float">
            <text:p>9.9999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495" calcext:value-type="float">
            <text:p>495</text:p>
          </table:table-cell>
          <table:table-cell office:value-type="float" office:value="9.99999" calcext:value-type="float">
            <text:p>9.9999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495" calcext:value-type="float">
            <text:p>495</text:p>
          </table:table-cell>
          <table:table-cell office:value-type="float" office:value="9.99999" calcext:value-type="float">
            <text:p>9.9999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495" calcext:value-type="float">
            <text:p>495</text:p>
          </table:table-cell>
          <table:table-cell office:value-type="float" office:value="9.99999" calcext:value-type="float">
            <text:p>9.9999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495" calcext:value-type="float">
            <text:p>495</text:p>
          </table:table-cell>
          <table:table-cell office:value-type="float" office:value="9.99999" calcext:value-type="float">
            <text:p>9.99999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495" calcext:value-type="float">
            <text:p>4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3T13:55:36.713230330</dc:date>
    <meta:editing-duration>PT1M42S</meta:editing-duration>
    <meta:editing-cycles>1</meta:editing-cycles>
    <meta:document-statistic meta:table-count="1" meta:cell-count="146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85cm" svg:height="13.733cm" xlink:href=".." xlink:type="simple" chart:class="chart:line" chart:style-name="ch1">
        <chart:title svg:x="8.272cm" svg:y="0.41cm" chart:style-name="ch2">
          <text:p>Alterando los tres parámetros</text:p>
        </chart:title>
        <chart:subtitle svg:x="10.428cm" svg:y="1.463cm" chart:style-name="ch3">
          <text:p>N = 1000</text:p>
        </chart:subtitle>
        <chart:legend chart:legend-position="end" svg:x="21.003cm" svg:y="6.069cm" style:legend-expansion="high" chart:style-name="ch4"/>
        <chart:plot-area chart:style-name="ch5" table:cell-range-address="alterado_all.A1:alterado_all.D366" chart:data-source-has-labels="both" svg:x="1.462cm" svg:y="2.42cm" svg:width="19.09cm" svg:height="10.058cm">
          <chart:coordinate-region svg:x="2.454cm" svg:y="2.619cm" svg:width="18.098cm" svg:height="9.66cm"/>
          <chart:axis chart:dimension="x" chart:name="primary-x" chart:style-name="ch6" chartooo:axis-type="auto">
            <chartooo:date-scale/>
            <chart:title svg:x="9.733cm" svg:y="12.752cm" chart:style-name="ch7">
              <text:p>Tiempo (en días)</text:p>
            </chart:title>
            <chart:categories table:cell-range-address="alterado_all.A2:alterado_all.A366"/>
          </chart:axis>
          <chart:axis chart:dimension="y" chart:name="primary-y" chart:style-name="ch6">
            <chart:title svg:x="0.451cm" svg:y="9.094cm" chart:style-name="ch8">
              <text:p>Número de individuos</text:p>
            </chart:title>
            <chart:grid chart:style-name="ch9" chart:class="major"/>
          </chart:axis>
          <chart:series chart:style-name="ch10" chart:values-cell-range-address="alterado_all.B2:alterado_all.B366" chart:label-cell-address="alterado_all.B1:alterado_all.B1" chart:class="chart:line">
            <chart:data-point chart:repeated="365"/>
          </chart:series>
          <chart:series chart:style-name="ch11" chart:values-cell-range-address="alterado_all.C2:alterado_all.C366" chart:label-cell-address="alterado_all.C1:alterado_all.C1" chart:class="chart:line">
            <chart:data-point chart:repeated="365"/>
          </chart:series>
          <chart:series chart:style-name="ch12" chart:values-cell-range-address="alterado_all.D2:alterado_all.D366" chart:label-cell-address="alterado_all.D1:alterado_all.D1" chart:class="chart:line">
            <chart:data-point chart:repeated="3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  <draw:g>
                  <svg:desc>alterado_all.B1:alterado_all.B1</svg:desc>
                </draw:g>
              </table:table-cell>
              <table:table-cell office:value-type="string">
                <text:p>S</text:p>
                <draw:g>
                  <svg:desc>alterado_all.C1:alterado_all.C1</svg:desc>
                </draw:g>
              </table:table-cell>
              <table:table-cell office:value-type="string">
                <text:p>R</text:p>
                <draw:g>
                  <svg:desc>alterado_all.D1:alterado_all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lterado_all.A2:alterado_all.A366</svg:desc>
                </draw:g>
              </table:table-cell>
              <table:table-cell office:value-type="float" office:value="1">
                <text:p>1</text:p>
                <draw:g>
                  <svg:desc>alterado_all.B2:alterado_all.B366</svg:desc>
                </draw:g>
              </table:table-cell>
              <table:table-cell office:value-type="float" office:value="999">
                <text:p>999</text:p>
                <draw:g>
                  <svg:desc>alterado_all.C2:alterado_all.C366</svg:desc>
                </draw:g>
              </table:table-cell>
              <table:table-cell office:value-type="float" office:value="0">
                <text:p>0</text:p>
                <draw:g>
                  <svg:desc>alterado_all.D2:alterado_all.D366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0.9353">
                <text:p>10.9353</text:p>
              </table:table-cell>
              <table:table-cell office:value-type="float" office:value="988.965">
                <text:p>988.965</text:p>
              </table:table-cell>
              <table:table-cell office:value-type="float" office:value="0.100072">
                <text:p>0.10007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4.77">
                <text:p>114.77</text:p>
              </table:table-cell>
              <table:table-cell office:value-type="float" office:value="884.053">
                <text:p>884.053</text:p>
              </table:table-cell>
              <table:table-cell office:value-type="float" office:value="1.1763">
                <text:p>1.176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803.88">
                <text:p>803.88</text:p>
              </table:table-cell>
              <table:table-cell office:value-type="float" office:value="185.047">
                <text:p>185.047</text:p>
              </table:table-cell>
              <table:table-cell office:value-type="float" office:value="11.0729">
                <text:p>11.072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029.92">
                <text:p>1029.92</text:p>
              </table:table-cell>
              <table:table-cell office:value-type="float" office:value="-76.3701">
                <text:p>-76.3701</text:p>
              </table:table-cell>
              <table:table-cell office:value-type="float" office:value="46.4481">
                <text:p>46.448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884.662">
                <text:p>884.662</text:p>
              </table:table-cell>
              <table:table-cell office:value-type="float" office:value="32.3154">
                <text:p>32.3154</text:p>
              </table:table-cell>
              <table:table-cell office:value-type="float" office:value="83.0225">
                <text:p>83.022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896.463">
                <text:p>896.463</text:p>
              </table:table-cell>
              <table:table-cell office:value-type="float" office:value="-11.652">
                <text:p>-11.652</text:p>
              </table:table-cell>
              <table:table-cell office:value-type="float" office:value="115.189">
                <text:p>115.18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847.743">
                <text:p>847.743</text:p>
              </table:table-cell>
              <table:table-cell office:value-type="float" office:value="6.76097">
                <text:p>6.76097</text:p>
              </table:table-cell>
              <table:table-cell office:value-type="float" office:value="145.497">
                <text:p>145.49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826.933">
                <text:p>826.933</text:p>
              </table:table-cell>
              <table:table-cell office:value-type="float" office:value="-0.0673409">
                <text:p>-0.0673409</text:p>
              </table:table-cell>
              <table:table-cell office:value-type="float" office:value="173.134">
                <text:p>173.13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798.131">
                <text:p>798.131</text:p>
              </table:table-cell>
              <table:table-cell office:value-type="float" office:value="3.16265">
                <text:p>3.16265</text:p>
              </table:table-cell>
              <table:table-cell office:value-type="float" office:value="198.706">
                <text:p>198.70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75.346">
                <text:p>775.346</text:p>
              </table:table-cell>
              <table:table-cell office:value-type="float" office:value="2.44192">
                <text:p>2.44192</text:p>
              </table:table-cell>
              <table:table-cell office:value-type="float" office:value="222.212">
                <text:p>222.212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752.892">
                <text:p>752.892</text:p>
              </table:table-cell>
              <table:table-cell office:value-type="float" office:value="3.22949">
                <text:p>3.22949</text:p>
              </table:table-cell>
              <table:table-cell office:value-type="float" office:value="243.879">
                <text:p>243.87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732.737">
                <text:p>732.737</text:p>
              </table:table-cell>
              <table:table-cell office:value-type="float" office:value="3.43731">
                <text:p>3.43731</text:p>
              </table:table-cell>
              <table:table-cell office:value-type="float" office:value="263.826">
                <text:p>263.826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713.956">
                <text:p>713.956</text:p>
              </table:table-cell>
              <table:table-cell office:value-type="float" office:value="3.8454">
                <text:p>3.8454</text:p>
              </table:table-cell>
              <table:table-cell office:value-type="float" office:value="282.198">
                <text:p>282.198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696.716">
                <text:p>696.716</text:p>
              </table:table-cell>
              <table:table-cell office:value-type="float" office:value="4.16751">
                <text:p>4.16751</text:p>
              </table:table-cell>
              <table:table-cell office:value-type="float" office:value="299.116">
                <text:p>299.11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680.8">
                <text:p>680.8</text:p>
              </table:table-cell>
              <table:table-cell office:value-type="float" office:value="4.50495">
                <text:p>4.50495</text:p>
              </table:table-cell>
              <table:table-cell office:value-type="float" office:value="314.695">
                <text:p>314.69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666.139">
                <text:p>666.139</text:p>
              </table:table-cell>
              <table:table-cell office:value-type="float" office:value="4.82174">
                <text:p>4.82174</text:p>
              </table:table-cell>
              <table:table-cell office:value-type="float" office:value="329.039">
                <text:p>329.039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652.623">
                <text:p>652.623</text:p>
              </table:table-cell>
              <table:table-cell office:value-type="float" office:value="5.12952">
                <text:p>5.12952</text:p>
              </table:table-cell>
              <table:table-cell office:value-type="float" office:value="342.247">
                <text:p>342.247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640.168">
                <text:p>640.168</text:p>
              </table:table-cell>
              <table:table-cell office:value-type="float" office:value="5.42401">
                <text:p>5.42401</text:p>
              </table:table-cell>
              <table:table-cell office:value-type="float" office:value="354.408">
                <text:p>354.408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628.689">
                <text:p>628.689</text:p>
              </table:table-cell>
              <table:table-cell office:value-type="float" office:value="5.70629">
                <text:p>5.70629</text:p>
              </table:table-cell>
              <table:table-cell office:value-type="float" office:value="365.604">
                <text:p>365.60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18.112">
                <text:p>618.112</text:p>
              </table:table-cell>
              <table:table-cell office:value-type="float" office:value="5.97587">
                <text:p>5.97587</text:p>
              </table:table-cell>
              <table:table-cell office:value-type="float" office:value="375.912">
                <text:p>375.912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608.366">
                <text:p>608.366</text:p>
              </table:table-cell>
              <table:table-cell office:value-type="float" office:value="6.23283">
                <text:p>6.23283</text:p>
              </table:table-cell>
              <table:table-cell office:value-type="float" office:value="385.401">
                <text:p>385.401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599.386">
                <text:p>599.386</text:p>
              </table:table-cell>
              <table:table-cell office:value-type="float" office:value="6.47722">
                <text:p>6.47722</text:p>
              </table:table-cell>
              <table:table-cell office:value-type="float" office:value="394.137">
                <text:p>394.137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591.113">
                <text:p>591.113</text:p>
              </table:table-cell>
              <table:table-cell office:value-type="float" office:value="6.70917">
                <text:p>6.70917</text:p>
              </table:table-cell>
              <table:table-cell office:value-type="float" office:value="402.178">
                <text:p>402.17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583.491">
                <text:p>583.491</text:p>
              </table:table-cell>
              <table:table-cell office:value-type="float" office:value="6.92888">
                <text:p>6.92888</text:p>
              </table:table-cell>
              <table:table-cell office:value-type="float" office:value="409.58">
                <text:p>409.5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76.469">
                <text:p>576.469</text:p>
              </table:table-cell>
              <table:table-cell office:value-type="float" office:value="7.13661">
                <text:p>7.13661</text:p>
              </table:table-cell>
              <table:table-cell office:value-type="float" office:value="416.394">
                <text:p>416.394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570.002">
                <text:p>570.002</text:p>
              </table:table-cell>
              <table:table-cell office:value-type="float" office:value="7.33266">
                <text:p>7.33266</text:p>
              </table:table-cell>
              <table:table-cell office:value-type="float" office:value="422.665">
                <text:p>422.66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564.045">
                <text:p>564.045</text:p>
              </table:table-cell>
              <table:table-cell office:value-type="float" office:value="7.51737">
                <text:p>7.51737</text:p>
              </table:table-cell>
              <table:table-cell office:value-type="float" office:value="428.438">
                <text:p>428.438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558.558">
                <text:p>558.558</text:p>
              </table:table-cell>
              <table:table-cell office:value-type="float" office:value="7.69113">
                <text:p>7.69113</text:p>
              </table:table-cell>
              <table:table-cell office:value-type="float" office:value="433.75">
                <text:p>433.75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553.506">
                <text:p>553.506</text:p>
              </table:table-cell>
              <table:table-cell office:value-type="float" office:value="7.85433">
                <text:p>7.85433</text:p>
              </table:table-cell>
              <table:table-cell office:value-type="float" office:value="438.64">
                <text:p>438.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48.852">
                <text:p>548.852</text:p>
              </table:table-cell>
              <table:table-cell office:value-type="float" office:value="8.0074">
                <text:p>8.0074</text:p>
              </table:table-cell>
              <table:table-cell office:value-type="float" office:value="443.14">
                <text:p>443.14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544.568">
                <text:p>544.568</text:p>
              </table:table-cell>
              <table:table-cell office:value-type="float" office:value="8.15077">
                <text:p>8.15077</text:p>
              </table:table-cell>
              <table:table-cell office:value-type="float" office:value="447.282">
                <text:p>447.282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540.622">
                <text:p>540.622</text:p>
              </table:table-cell>
              <table:table-cell office:value-type="float" office:value="8.2849">
                <text:p>8.2849</text:p>
              </table:table-cell>
              <table:table-cell office:value-type="float" office:value="451.093">
                <text:p>451.093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536.989">
                <text:p>536.989</text:p>
              </table:table-cell>
              <table:table-cell office:value-type="float" office:value="8.41022">
                <text:p>8.41022</text:p>
              </table:table-cell>
              <table:table-cell office:value-type="float" office:value="454.6">
                <text:p>454.6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533.645">
                <text:p>533.645</text:p>
              </table:table-cell>
              <table:table-cell office:value-type="float" office:value="8.52718">
                <text:p>8.52718</text:p>
              </table:table-cell>
              <table:table-cell office:value-type="float" office:value="457.828">
                <text:p>457.82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530.566">
                <text:p>530.566</text:p>
              </table:table-cell>
              <table:table-cell office:value-type="float" office:value="8.63624">
                <text:p>8.63624</text:p>
              </table:table-cell>
              <table:table-cell office:value-type="float" office:value="460.798">
                <text:p>460.798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527.731">
                <text:p>527.731</text:p>
              </table:table-cell>
              <table:table-cell office:value-type="float" office:value="8.73782">
                <text:p>8.73782</text:p>
              </table:table-cell>
              <table:table-cell office:value-type="float" office:value="463.531">
                <text:p>463.531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525.121">
                <text:p>525.121</text:p>
              </table:table-cell>
              <table:table-cell office:value-type="float" office:value="8.83235">
                <text:p>8.83235</text:p>
              </table:table-cell>
              <table:table-cell office:value-type="float" office:value="466.046">
                <text:p>466.046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522.719">
                <text:p>522.719</text:p>
              </table:table-cell>
              <table:table-cell office:value-type="float" office:value="8.92025">
                <text:p>8.92025</text:p>
              </table:table-cell>
              <table:table-cell office:value-type="float" office:value="468.361">
                <text:p>468.361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520.508">
                <text:p>520.508</text:p>
              </table:table-cell>
              <table:table-cell office:value-type="float" office:value="9.00192">
                <text:p>9.00192</text:p>
              </table:table-cell>
              <table:table-cell office:value-type="float" office:value="470.49">
                <text:p>470.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18.473">
                <text:p>518.473</text:p>
              </table:table-cell>
              <table:table-cell office:value-type="float" office:value="9.07774">
                <text:p>9.07774</text:p>
              </table:table-cell>
              <table:table-cell office:value-type="float" office:value="472.45">
                <text:p>472.4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516.599">
                <text:p>516.599</text:p>
              </table:table-cell>
              <table:table-cell office:value-type="float" office:value="9.14808">
                <text:p>9.14808</text:p>
              </table:table-cell>
              <table:table-cell office:value-type="float" office:value="474.253">
                <text:p>474.253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514.875">
                <text:p>514.875</text:p>
              </table:table-cell>
              <table:table-cell office:value-type="float" office:value="9.2133">
                <text:p>9.2133</text:p>
              </table:table-cell>
              <table:table-cell office:value-type="float" office:value="475.911">
                <text:p>475.911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513.288">
                <text:p>513.288</text:p>
              </table:table-cell>
              <table:table-cell office:value-type="float" office:value="9.27374">
                <text:p>9.27374</text:p>
              </table:table-cell>
              <table:table-cell office:value-type="float" office:value="477.438">
                <text:p>477.438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511.828">
                <text:p>511.828</text:p>
              </table:table-cell>
              <table:table-cell office:value-type="float" office:value="9.32971">
                <text:p>9.32971</text:p>
              </table:table-cell>
              <table:table-cell office:value-type="float" office:value="478.842">
                <text:p>478.842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510.484">
                <text:p>510.484</text:p>
              </table:table-cell>
              <table:table-cell office:value-type="float" office:value="9.38152">
                <text:p>9.38152</text:p>
              </table:table-cell>
              <table:table-cell office:value-type="float" office:value="480.134">
                <text:p>480.134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509.247">
                <text:p>509.247</text:p>
              </table:table-cell>
              <table:table-cell office:value-type="float" office:value="9.42946">
                <text:p>9.42946</text:p>
              </table:table-cell>
              <table:table-cell office:value-type="float" office:value="481.323">
                <text:p>481.323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508.109">
                <text:p>508.109</text:p>
              </table:table-cell>
              <table:table-cell office:value-type="float" office:value="9.47379">
                <text:p>9.47379</text:p>
              </table:table-cell>
              <table:table-cell office:value-type="float" office:value="482.417">
                <text:p>482.417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507.061">
                <text:p>507.061</text:p>
              </table:table-cell>
              <table:table-cell office:value-type="float" office:value="9.51477">
                <text:p>9.51477</text:p>
              </table:table-cell>
              <table:table-cell office:value-type="float" office:value="483.424">
                <text:p>483.424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506.098">
                <text:p>506.098</text:p>
              </table:table-cell>
              <table:table-cell office:value-type="float" office:value="9.55265">
                <text:p>9.55265</text:p>
              </table:table-cell>
              <table:table-cell office:value-type="float" office:value="484.35">
                <text:p>484.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05.211">
                <text:p>505.211</text:p>
              </table:table-cell>
              <table:table-cell office:value-type="float" office:value="9.58763">
                <text:p>9.58763</text:p>
              </table:table-cell>
              <table:table-cell office:value-type="float" office:value="485.202">
                <text:p>485.202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504.395">
                <text:p>504.395</text:p>
              </table:table-cell>
              <table:table-cell office:value-type="float" office:value="9.61994">
                <text:p>9.61994</text:p>
              </table:table-cell>
              <table:table-cell office:value-type="float" office:value="485.986">
                <text:p>485.986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503.644">
                <text:p>503.644</text:p>
              </table:table-cell>
              <table:table-cell office:value-type="float" office:value="9.64977">
                <text:p>9.64977</text:p>
              </table:table-cell>
              <table:table-cell office:value-type="float" office:value="486.707">
                <text:p>486.707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502.953">
                <text:p>502.953</text:p>
              </table:table-cell>
              <table:table-cell office:value-type="float" office:value="9.67729">
                <text:p>9.67729</text:p>
              </table:table-cell>
              <table:table-cell office:value-type="float" office:value="487.37">
                <text:p>487.37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502.317">
                <text:p>502.317</text:p>
              </table:table-cell>
              <table:table-cell office:value-type="float" office:value="9.7027">
                <text:p>9.7027</text:p>
              </table:table-cell>
              <table:table-cell office:value-type="float" office:value="487.981">
                <text:p>487.981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501.732">
                <text:p>501.732</text:p>
              </table:table-cell>
              <table:table-cell office:value-type="float" office:value="9.72613">
                <text:p>9.72613</text:p>
              </table:table-cell>
              <table:table-cell office:value-type="float" office:value="488.542">
                <text:p>488.542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501.193">
                <text:p>501.193</text:p>
              </table:table-cell>
              <table:table-cell office:value-type="float" office:value="9.74774">
                <text:p>9.74774</text:p>
              </table:table-cell>
              <table:table-cell office:value-type="float" office:value="489.059">
                <text:p>489.059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500.698">
                <text:p>500.698</text:p>
              </table:table-cell>
              <table:table-cell office:value-type="float" office:value="9.76767">
                <text:p>9.76767</text:p>
              </table:table-cell>
              <table:table-cell office:value-type="float" office:value="489.534">
                <text:p>489.534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500.242">
                <text:p>500.242</text:p>
              </table:table-cell>
              <table:table-cell office:value-type="float" office:value="9.78604">
                <text:p>9.78604</text:p>
              </table:table-cell>
              <table:table-cell office:value-type="float" office:value="489.972">
                <text:p>489.972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499.823">
                <text:p>499.823</text:p>
              </table:table-cell>
              <table:table-cell office:value-type="float" office:value="9.80298">
                <text:p>9.80298</text:p>
              </table:table-cell>
              <table:table-cell office:value-type="float" office:value="490.374">
                <text:p>490.3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9.437">
                <text:p>499.437</text:p>
              </table:table-cell>
              <table:table-cell office:value-type="float" office:value="9.81859">
                <text:p>9.81859</text:p>
              </table:table-cell>
              <table:table-cell office:value-type="float" office:value="490.744">
                <text:p>490.744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499.082">
                <text:p>499.082</text:p>
              </table:table-cell>
              <table:table-cell office:value-type="float" office:value="9.83297">
                <text:p>9.83297</text:p>
              </table:table-cell>
              <table:table-cell office:value-type="float" office:value="491.085">
                <text:p>491.085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498.756">
                <text:p>498.756</text:p>
              </table:table-cell>
              <table:table-cell office:value-type="float" office:value="9.84623">
                <text:p>9.84623</text:p>
              </table:table-cell>
              <table:table-cell office:value-type="float" office:value="491.398">
                <text:p>491.398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498.455">
                <text:p>498.455</text:p>
              </table:table-cell>
              <table:table-cell office:value-type="float" office:value="9.85844">
                <text:p>9.85844</text:p>
              </table:table-cell>
              <table:table-cell office:value-type="float" office:value="491.686">
                <text:p>491.686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498.179">
                <text:p>498.179</text:p>
              </table:table-cell>
              <table:table-cell office:value-type="float" office:value="9.86968">
                <text:p>9.86968</text:p>
              </table:table-cell>
              <table:table-cell office:value-type="float" office:value="491.951">
                <text:p>491.951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497.925">
                <text:p>497.925</text:p>
              </table:table-cell>
              <table:table-cell office:value-type="float" office:value="9.88004">
                <text:p>9.88004</text:p>
              </table:table-cell>
              <table:table-cell office:value-type="float" office:value="492.195">
                <text:p>492.195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497.691">
                <text:p>497.691</text:p>
              </table:table-cell>
              <table:table-cell office:value-type="float" office:value="9.88958">
                <text:p>9.88958</text:p>
              </table:table-cell>
              <table:table-cell office:value-type="float" office:value="492.42">
                <text:p>492.42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497.475">
                <text:p>497.475</text:p>
              </table:table-cell>
              <table:table-cell office:value-type="float" office:value="9.89837">
                <text:p>9.89837</text:p>
              </table:table-cell>
              <table:table-cell office:value-type="float" office:value="492.626">
                <text:p>492.626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497.277">
                <text:p>497.277</text:p>
              </table:table-cell>
              <table:table-cell office:value-type="float" office:value="9.90646">
                <text:p>9.90646</text:p>
              </table:table-cell>
              <table:table-cell office:value-type="float" office:value="492.816">
                <text:p>492.816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497.095">
                <text:p>497.095</text:p>
              </table:table-cell>
              <table:table-cell office:value-type="float" office:value="9.91391">
                <text:p>9.91391</text:p>
              </table:table-cell>
              <table:table-cell office:value-type="float" office:value="492.991">
                <text:p>492.9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96.928">
                <text:p>496.928</text:p>
              </table:table-cell>
              <table:table-cell office:value-type="float" office:value="9.92077">
                <text:p>9.92077</text:p>
              </table:table-cell>
              <table:table-cell office:value-type="float" office:value="493.152">
                <text:p>493.152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496.773">
                <text:p>496.773</text:p>
              </table:table-cell>
              <table:table-cell office:value-type="float" office:value="9.92709">
                <text:p>9.92709</text:p>
              </table:table-cell>
              <table:table-cell office:value-type="float" office:value="493.3">
                <text:p>493.3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496.631">
                <text:p>496.631</text:p>
              </table:table-cell>
              <table:table-cell office:value-type="float" office:value="9.9329">
                <text:p>9.9329</text:p>
              </table:table-cell>
              <table:table-cell office:value-type="float" office:value="493.436">
                <text:p>493.436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496.501">
                <text:p>496.501</text:p>
              </table:table-cell>
              <table:table-cell office:value-type="float" office:value="9.93825">
                <text:p>9.93825</text:p>
              </table:table-cell>
              <table:table-cell office:value-type="float" office:value="493.561">
                <text:p>493.561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496.381">
                <text:p>496.381</text:p>
              </table:table-cell>
              <table:table-cell office:value-type="float" office:value="9.94318">
                <text:p>9.94318</text:p>
              </table:table-cell>
              <table:table-cell office:value-type="float" office:value="493.676">
                <text:p>493.676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496.27">
                <text:p>496.27</text:p>
              </table:table-cell>
              <table:table-cell office:value-type="float" office:value="9.94771">
                <text:p>9.94771</text:p>
              </table:table-cell>
              <table:table-cell office:value-type="float" office:value="493.782">
                <text:p>493.782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496.169">
                <text:p>496.169</text:p>
              </table:table-cell>
              <table:table-cell office:value-type="float" office:value="9.95189">
                <text:p>9.95189</text:p>
              </table:table-cell>
              <table:table-cell office:value-type="float" office:value="493.879">
                <text:p>493.879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496.075">
                <text:p>496.075</text:p>
              </table:table-cell>
              <table:table-cell office:value-type="float" office:value="9.95573">
                <text:p>9.95573</text:p>
              </table:table-cell>
              <table:table-cell office:value-type="float" office:value="493.969">
                <text:p>493.969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495.989">
                <text:p>495.989</text:p>
              </table:table-cell>
              <table:table-cell office:value-type="float" office:value="9.95926">
                <text:p>9.95926</text:p>
              </table:table-cell>
              <table:table-cell office:value-type="float" office:value="494.052">
                <text:p>494.052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495.91">
                <text:p>495.91</text:p>
              </table:table-cell>
              <table:table-cell office:value-type="float" office:value="9.96252">
                <text:p>9.96252</text:p>
              </table:table-cell>
              <table:table-cell office:value-type="float" office:value="494.128">
                <text:p>494.1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95.837">
                <text:p>495.837</text:p>
              </table:table-cell>
              <table:table-cell office:value-type="float" office:value="9.96551">
                <text:p>9.96551</text:p>
              </table:table-cell>
              <table:table-cell office:value-type="float" office:value="494.197">
                <text:p>494.197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495.77">
                <text:p>495.77</text:p>
              </table:table-cell>
              <table:table-cell office:value-type="float" office:value="9.96827">
                <text:p>9.96827</text:p>
              </table:table-cell>
              <table:table-cell office:value-type="float" office:value="494.262">
                <text:p>494.262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495.709">
                <text:p>495.709</text:p>
              </table:table-cell>
              <table:table-cell office:value-type="float" office:value="9.9708">
                <text:p>9.9708</text:p>
              </table:table-cell>
              <table:table-cell office:value-type="float" office:value="494.321">
                <text:p>494.321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495.652">
                <text:p>495.652</text:p>
              </table:table-cell>
              <table:table-cell office:value-type="float" office:value="9.97314">
                <text:p>9.97314</text:p>
              </table:table-cell>
              <table:table-cell office:value-type="float" office:value="494.375">
                <text:p>494.375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495.6">
                <text:p>495.6</text:p>
              </table:table-cell>
              <table:table-cell office:value-type="float" office:value="9.97528">
                <text:p>9.97528</text:p>
              </table:table-cell>
              <table:table-cell office:value-type="float" office:value="494.425">
                <text:p>494.4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495.552">
                <text:p>495.552</text:p>
              </table:table-cell>
              <table:table-cell office:value-type="float" office:value="9.97726">
                <text:p>9.97726</text:p>
              </table:table-cell>
              <table:table-cell office:value-type="float" office:value="494.471">
                <text:p>494.471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495.508">
                <text:p>495.508</text:p>
              </table:table-cell>
              <table:table-cell office:value-type="float" office:value="9.97908">
                <text:p>9.97908</text:p>
              </table:table-cell>
              <table:table-cell office:value-type="float" office:value="494.513">
                <text:p>494.513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495.467">
                <text:p>495.467</text:p>
              </table:table-cell>
              <table:table-cell office:value-type="float" office:value="9.98075">
                <text:p>9.98075</text:p>
              </table:table-cell>
              <table:table-cell office:value-type="float" office:value="494.552">
                <text:p>494.552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495.43">
                <text:p>495.43</text:p>
              </table:table-cell>
              <table:table-cell office:value-type="float" office:value="9.98229">
                <text:p>9.98229</text:p>
              </table:table-cell>
              <table:table-cell office:value-type="float" office:value="494.588">
                <text:p>494.588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495.395">
                <text:p>495.395</text:p>
              </table:table-cell>
              <table:table-cell office:value-type="float" office:value="9.9837">
                <text:p>9.9837</text:p>
              </table:table-cell>
              <table:table-cell office:value-type="float" office:value="494.621">
                <text:p>494.6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95.364">
                <text:p>495.364</text:p>
              </table:table-cell>
              <table:table-cell office:value-type="float" office:value="9.98501">
                <text:p>9.98501</text:p>
              </table:table-cell>
              <table:table-cell office:value-type="float" office:value="494.651">
                <text:p>494.651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495.334">
                <text:p>495.334</text:p>
              </table:table-cell>
              <table:table-cell office:value-type="float" office:value="9.98621">
                <text:p>9.98621</text:p>
              </table:table-cell>
              <table:table-cell office:value-type="float" office:value="494.679">
                <text:p>494.679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495.308">
                <text:p>495.308</text:p>
              </table:table-cell>
              <table:table-cell office:value-type="float" office:value="9.98731">
                <text:p>9.98731</text:p>
              </table:table-cell>
              <table:table-cell office:value-type="float" office:value="494.705">
                <text:p>494.705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495.283">
                <text:p>495.283</text:p>
              </table:table-cell>
              <table:table-cell office:value-type="float" office:value="9.98832">
                <text:p>9.98832</text:p>
              </table:table-cell>
              <table:table-cell office:value-type="float" office:value="494.729">
                <text:p>494.729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495.26">
                <text:p>495.26</text:p>
              </table:table-cell>
              <table:table-cell office:value-type="float" office:value="9.98926">
                <text:p>9.98926</text:p>
              </table:table-cell>
              <table:table-cell office:value-type="float" office:value="494.75">
                <text:p>494.75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495.24">
                <text:p>495.24</text:p>
              </table:table-cell>
              <table:table-cell office:value-type="float" office:value="9.99012">
                <text:p>9.99012</text:p>
              </table:table-cell>
              <table:table-cell office:value-type="float" office:value="494.77">
                <text:p>494.77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495.22">
                <text:p>495.22</text:p>
              </table:table-cell>
              <table:table-cell office:value-type="float" office:value="9.99091">
                <text:p>9.99091</text:p>
              </table:table-cell>
              <table:table-cell office:value-type="float" office:value="494.789">
                <text:p>494.789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495.203">
                <text:p>495.203</text:p>
              </table:table-cell>
              <table:table-cell office:value-type="float" office:value="9.99164">
                <text:p>9.99164</text:p>
              </table:table-cell>
              <table:table-cell office:value-type="float" office:value="494.806">
                <text:p>494.806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495.187">
                <text:p>495.187</text:p>
              </table:table-cell>
              <table:table-cell office:value-type="float" office:value="9.9923">
                <text:p>9.9923</text:p>
              </table:table-cell>
              <table:table-cell office:value-type="float" office:value="494.821">
                <text:p>494.821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495.172">
                <text:p>495.172</text:p>
              </table:table-cell>
              <table:table-cell office:value-type="float" office:value="9.99292">
                <text:p>9.99292</text:p>
              </table:table-cell>
              <table:table-cell office:value-type="float" office:value="494.835">
                <text:p>494.8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95.158">
                <text:p>495.158</text:p>
              </table:table-cell>
              <table:table-cell office:value-type="float" office:value="9.99349">
                <text:p>9.99349</text:p>
              </table:table-cell>
              <table:table-cell office:value-type="float" office:value="494.849">
                <text:p>494.849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495.145">
                <text:p>495.145</text:p>
              </table:table-cell>
              <table:table-cell office:value-type="float" office:value="9.99401">
                <text:p>9.99401</text:p>
              </table:table-cell>
              <table:table-cell office:value-type="float" office:value="494.861">
                <text:p>494.861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495.134">
                <text:p>495.134</text:p>
              </table:table-cell>
              <table:table-cell office:value-type="float" office:value="9.99449">
                <text:p>9.99449</text:p>
              </table:table-cell>
              <table:table-cell office:value-type="float" office:value="494.872">
                <text:p>494.872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495.123">
                <text:p>495.123</text:p>
              </table:table-cell>
              <table:table-cell office:value-type="float" office:value="9.99493">
                <text:p>9.99493</text:p>
              </table:table-cell>
              <table:table-cell office:value-type="float" office:value="494.882">
                <text:p>494.882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495.113">
                <text:p>495.113</text:p>
              </table:table-cell>
              <table:table-cell office:value-type="float" office:value="9.99533">
                <text:p>9.99533</text:p>
              </table:table-cell>
              <table:table-cell office:value-type="float" office:value="494.892">
                <text:p>494.892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495.104">
                <text:p>495.104</text:p>
              </table:table-cell>
              <table:table-cell office:value-type="float" office:value="9.99571">
                <text:p>9.99571</text:p>
              </table:table-cell>
              <table:table-cell office:value-type="float" office:value="494.9">
                <text:p>494.9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495.096">
                <text:p>495.096</text:p>
              </table:table-cell>
              <table:table-cell office:value-type="float" office:value="9.99605">
                <text:p>9.99605</text:p>
              </table:table-cell>
              <table:table-cell office:value-type="float" office:value="494.908">
                <text:p>494.908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495.088">
                <text:p>495.088</text:p>
              </table:table-cell>
              <table:table-cell office:value-type="float" office:value="9.99637">
                <text:p>9.99637</text:p>
              </table:table-cell>
              <table:table-cell office:value-type="float" office:value="494.916">
                <text:p>494.916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495.081">
                <text:p>495.081</text:p>
              </table:table-cell>
              <table:table-cell office:value-type="float" office:value="9.99666">
                <text:p>9.99666</text:p>
              </table:table-cell>
              <table:table-cell office:value-type="float" office:value="494.922">
                <text:p>494.922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495.075">
                <text:p>495.075</text:p>
              </table:table-cell>
              <table:table-cell office:value-type="float" office:value="9.99693">
                <text:p>9.99693</text:p>
              </table:table-cell>
              <table:table-cell office:value-type="float" office:value="494.929">
                <text:p>494.92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95.069">
                <text:p>495.069</text:p>
              </table:table-cell>
              <table:table-cell office:value-type="float" office:value="9.99717">
                <text:p>9.99717</text:p>
              </table:table-cell>
              <table:table-cell office:value-type="float" office:value="494.934">
                <text:p>494.934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495.063">
                <text:p>495.063</text:p>
              </table:table-cell>
              <table:table-cell office:value-type="float" office:value="9.9974">
                <text:p>9.9974</text:p>
              </table:table-cell>
              <table:table-cell office:value-type="float" office:value="494.94">
                <text:p>494.94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495.058">
                <text:p>495.058</text:p>
              </table:table-cell>
              <table:table-cell office:value-type="float" office:value="9.99761">
                <text:p>9.99761</text:p>
              </table:table-cell>
              <table:table-cell office:value-type="float" office:value="494.944">
                <text:p>494.944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495.053">
                <text:p>495.053</text:p>
              </table:table-cell>
              <table:table-cell office:value-type="float" office:value="9.9978">
                <text:p>9.9978</text:p>
              </table:table-cell>
              <table:table-cell office:value-type="float" office:value="494.949">
                <text:p>494.949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495.049">
                <text:p>495.049</text:p>
              </table:table-cell>
              <table:table-cell office:value-type="float" office:value="9.99797">
                <text:p>9.99797</text:p>
              </table:table-cell>
              <table:table-cell office:value-type="float" office:value="494.953">
                <text:p>494.953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495.045">
                <text:p>495.045</text:p>
              </table:table-cell>
              <table:table-cell office:value-type="float" office:value="9.99814">
                <text:p>9.99814</text:p>
              </table:table-cell>
              <table:table-cell office:value-type="float" office:value="494.957">
                <text:p>494.957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495.042">
                <text:p>495.042</text:p>
              </table:table-cell>
              <table:table-cell office:value-type="float" office:value="9.99828">
                <text:p>9.99828</text:p>
              </table:table-cell>
              <table:table-cell office:value-type="float" office:value="494.96">
                <text:p>494.96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495.038">
                <text:p>495.038</text:p>
              </table:table-cell>
              <table:table-cell office:value-type="float" office:value="9.99842">
                <text:p>9.99842</text:p>
              </table:table-cell>
              <table:table-cell office:value-type="float" office:value="494.963">
                <text:p>494.963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495.035">
                <text:p>495.035</text:p>
              </table:table-cell>
              <table:table-cell office:value-type="float" office:value="9.99855">
                <text:p>9.99855</text:p>
              </table:table-cell>
              <table:table-cell office:value-type="float" office:value="494.966">
                <text:p>494.966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495.032">
                <text:p>495.032</text:p>
              </table:table-cell>
              <table:table-cell office:value-type="float" office:value="9.99866">
                <text:p>9.99866</text:p>
              </table:table-cell>
              <table:table-cell office:value-type="float" office:value="494.969">
                <text:p>494.96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95.03">
                <text:p>495.03</text:p>
              </table:table-cell>
              <table:table-cell office:value-type="float" office:value="9.99877">
                <text:p>9.99877</text:p>
              </table:table-cell>
              <table:table-cell office:value-type="float" office:value="494.971">
                <text:p>494.971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495.027">
                <text:p>495.027</text:p>
              </table:table-cell>
              <table:table-cell office:value-type="float" office:value="9.99887">
                <text:p>9.99887</text:p>
              </table:table-cell>
              <table:table-cell office:value-type="float" office:value="494.974">
                <text:p>494.974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495.025">
                <text:p>495.025</text:p>
              </table:table-cell>
              <table:table-cell office:value-type="float" office:value="9.99896">
                <text:p>9.99896</text:p>
              </table:table-cell>
              <table:table-cell office:value-type="float" office:value="494.976">
                <text:p>494.976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495.023">
                <text:p>495.023</text:p>
              </table:table-cell>
              <table:table-cell office:value-type="float" office:value="9.99904">
                <text:p>9.99904</text:p>
              </table:table-cell>
              <table:table-cell office:value-type="float" office:value="494.978">
                <text:p>494.978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495.021">
                <text:p>495.021</text:p>
              </table:table-cell>
              <table:table-cell office:value-type="float" office:value="9.99912">
                <text:p>9.99912</text:p>
              </table:table-cell>
              <table:table-cell office:value-type="float" office:value="494.98">
                <text:p>494.98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495.02">
                <text:p>495.02</text:p>
              </table:table-cell>
              <table:table-cell office:value-type="float" office:value="9.99919">
                <text:p>9.99919</text:p>
              </table:table-cell>
              <table:table-cell office:value-type="float" office:value="494.981">
                <text:p>494.981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495.018">
                <text:p>495.018</text:p>
              </table:table-cell>
              <table:table-cell office:value-type="float" office:value="9.99926">
                <text:p>9.99926</text:p>
              </table:table-cell>
              <table:table-cell office:value-type="float" office:value="494.983">
                <text:p>494.983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495.017">
                <text:p>495.017</text:p>
              </table:table-cell>
              <table:table-cell office:value-type="float" office:value="9.99931">
                <text:p>9.99931</text:p>
              </table:table-cell>
              <table:table-cell office:value-type="float" office:value="494.984">
                <text:p>494.984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495.015">
                <text:p>495.015</text:p>
              </table:table-cell>
              <table:table-cell office:value-type="float" office:value="9.99937">
                <text:p>9.99937</text:p>
              </table:table-cell>
              <table:table-cell office:value-type="float" office:value="494.985">
                <text:p>494.985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495.014">
                <text:p>495.014</text:p>
              </table:table-cell>
              <table:table-cell office:value-type="float" office:value="9.99942">
                <text:p>9.99942</text:p>
              </table:table-cell>
              <table:table-cell office:value-type="float" office:value="494.987">
                <text:p>494.98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95.013">
                <text:p>495.013</text:p>
              </table:table-cell>
              <table:table-cell office:value-type="float" office:value="9.99947">
                <text:p>9.99947</text:p>
              </table:table-cell>
              <table:table-cell office:value-type="float" office:value="494.988">
                <text:p>494.988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495.012">
                <text:p>495.012</text:p>
              </table:table-cell>
              <table:table-cell office:value-type="float" office:value="9.99951">
                <text:p>9.99951</text:p>
              </table:table-cell>
              <table:table-cell office:value-type="float" office:value="494.989">
                <text:p>494.989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495.011">
                <text:p>495.011</text:p>
              </table:table-cell>
              <table:table-cell office:value-type="float" office:value="9.99955">
                <text:p>9.99955</text:p>
              </table:table-cell>
              <table:table-cell office:value-type="float" office:value="494.99">
                <text:p>494.99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495.01">
                <text:p>495.01</text:p>
              </table:table-cell>
              <table:table-cell office:value-type="float" office:value="9.99958">
                <text:p>9.99958</text:p>
              </table:table-cell>
              <table:table-cell office:value-type="float" office:value="494.99">
                <text:p>494.99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495.009">
                <text:p>495.009</text:p>
              </table:table-cell>
              <table:table-cell office:value-type="float" office:value="9.99962">
                <text:p>9.99962</text:p>
              </table:table-cell>
              <table:table-cell office:value-type="float" office:value="494.991">
                <text:p>494.991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495.009">
                <text:p>495.009</text:p>
              </table:table-cell>
              <table:table-cell office:value-type="float" office:value="9.99965">
                <text:p>9.99965</text:p>
              </table:table-cell>
              <table:table-cell office:value-type="float" office:value="494.992">
                <text:p>494.992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495.008">
                <text:p>495.008</text:p>
              </table:table-cell>
              <table:table-cell office:value-type="float" office:value="9.99968">
                <text:p>9.99968</text:p>
              </table:table-cell>
              <table:table-cell office:value-type="float" office:value="494.992">
                <text:p>494.992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495.007">
                <text:p>495.007</text:p>
              </table:table-cell>
              <table:table-cell office:value-type="float" office:value="9.9997">
                <text:p>9.9997</text:p>
              </table:table-cell>
              <table:table-cell office:value-type="float" office:value="494.993">
                <text:p>494.993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495.007">
                <text:p>495.007</text:p>
              </table:table-cell>
              <table:table-cell office:value-type="float" office:value="9.99973">
                <text:p>9.99973</text:p>
              </table:table-cell>
              <table:table-cell office:value-type="float" office:value="494.994">
                <text:p>494.994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495.006">
                <text:p>495.006</text:p>
              </table:table-cell>
              <table:table-cell office:value-type="float" office:value="9.99975">
                <text:p>9.99975</text:p>
              </table:table-cell>
              <table:table-cell office:value-type="float" office:value="494.994">
                <text:p>494.99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95.006">
                <text:p>495.006</text:p>
              </table:table-cell>
              <table:table-cell office:value-type="float" office:value="9.99977">
                <text:p>9.99977</text:p>
              </table:table-cell>
              <table:table-cell office:value-type="float" office:value="494.995">
                <text:p>494.995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495.005">
                <text:p>495.005</text:p>
              </table:table-cell>
              <table:table-cell office:value-type="float" office:value="9.99979">
                <text:p>9.99979</text:p>
              </table:table-cell>
              <table:table-cell office:value-type="float" office:value="494.995">
                <text:p>494.995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495.005">
                <text:p>495.005</text:p>
              </table:table-cell>
              <table:table-cell office:value-type="float" office:value="9.9998">
                <text:p>9.9998</text:p>
              </table:table-cell>
              <table:table-cell office:value-type="float" office:value="494.995">
                <text:p>494.995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495.004">
                <text:p>495.004</text:p>
              </table:table-cell>
              <table:table-cell office:value-type="float" office:value="9.99982">
                <text:p>9.99982</text:p>
              </table:table-cell>
              <table:table-cell office:value-type="float" office:value="494.996">
                <text:p>494.996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495.004">
                <text:p>495.004</text:p>
              </table:table-cell>
              <table:table-cell office:value-type="float" office:value="9.99983">
                <text:p>9.99983</text:p>
              </table:table-cell>
              <table:table-cell office:value-type="float" office:value="494.996">
                <text:p>494.996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495.004">
                <text:p>495.004</text:p>
              </table:table-cell>
              <table:table-cell office:value-type="float" office:value="9.99985">
                <text:p>9.99985</text:p>
              </table:table-cell>
              <table:table-cell office:value-type="float" office:value="494.996">
                <text:p>494.996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495.003">
                <text:p>495.003</text:p>
              </table:table-cell>
              <table:table-cell office:value-type="float" office:value="9.99986">
                <text:p>9.99986</text:p>
              </table:table-cell>
              <table:table-cell office:value-type="float" office:value="494.997">
                <text:p>494.997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495.003">
                <text:p>495.003</text:p>
              </table:table-cell>
              <table:table-cell office:value-type="float" office:value="9.99987">
                <text:p>9.99987</text:p>
              </table:table-cell>
              <table:table-cell office:value-type="float" office:value="494.997">
                <text:p>494.997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495.003">
                <text:p>495.003</text:p>
              </table:table-cell>
              <table:table-cell office:value-type="float" office:value="9.99988">
                <text:p>9.99988</text:p>
              </table:table-cell>
              <table:table-cell office:value-type="float" office:value="494.997">
                <text:p>494.997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495.003">
                <text:p>495.003</text:p>
              </table:table-cell>
              <table:table-cell office:value-type="float" office:value="9.99989">
                <text:p>9.99989</text:p>
              </table:table-cell>
              <table:table-cell office:value-type="float" office:value="494.997">
                <text:p>494.99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95.002">
                <text:p>495.002</text:p>
              </table:table-cell>
              <table:table-cell office:value-type="float" office:value="9.9999">
                <text:p>9.9999</text:p>
              </table:table-cell>
              <table:table-cell office:value-type="float" office:value="494.998">
                <text:p>494.998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495.002">
                <text:p>495.002</text:p>
              </table:table-cell>
              <table:table-cell office:value-type="float" office:value="9.99991">
                <text:p>9.99991</text:p>
              </table:table-cell>
              <table:table-cell office:value-type="float" office:value="494.998">
                <text:p>494.998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495.002">
                <text:p>495.002</text:p>
              </table:table-cell>
              <table:table-cell office:value-type="float" office:value="9.99991">
                <text:p>9.99991</text:p>
              </table:table-cell>
              <table:table-cell office:value-type="float" office:value="494.998">
                <text:p>494.998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495.002">
                <text:p>495.002</text:p>
              </table:table-cell>
              <table:table-cell office:value-type="float" office:value="9.99992">
                <text:p>9.99992</text:p>
              </table:table-cell>
              <table:table-cell office:value-type="float" office:value="494.998">
                <text:p>494.998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495.002">
                <text:p>495.002</text:p>
              </table:table-cell>
              <table:table-cell office:value-type="float" office:value="9.99993">
                <text:p>9.99993</text:p>
              </table:table-cell>
              <table:table-cell office:value-type="float" office:value="494.998">
                <text:p>494.998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495.002">
                <text:p>495.002</text:p>
              </table:table-cell>
              <table:table-cell office:value-type="float" office:value="9.99993">
                <text:p>9.99993</text:p>
              </table:table-cell>
              <table:table-cell office:value-type="float" office:value="494.998">
                <text:p>494.998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495.001">
                <text:p>495.001</text:p>
              </table:table-cell>
              <table:table-cell office:value-type="float" office:value="9.99994">
                <text:p>9.99994</text:p>
              </table:table-cell>
              <table:table-cell office:value-type="float" office:value="494.999">
                <text:p>494.999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495.001">
                <text:p>495.001</text:p>
              </table:table-cell>
              <table:table-cell office:value-type="float" office:value="9.99994">
                <text:p>9.99994</text:p>
              </table:table-cell>
              <table:table-cell office:value-type="float" office:value="494.999">
                <text:p>494.999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495.001">
                <text:p>495.001</text:p>
              </table:table-cell>
              <table:table-cell office:value-type="float" office:value="9.99995">
                <text:p>9.99995</text:p>
              </table:table-cell>
              <table:table-cell office:value-type="float" office:value="494.999">
                <text:p>494.999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495.001">
                <text:p>495.001</text:p>
              </table:table-cell>
              <table:table-cell office:value-type="float" office:value="9.99995">
                <text:p>9.99995</text:p>
              </table:table-cell>
              <table:table-cell office:value-type="float" office:value="494.999">
                <text:p>494.9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95.001">
                <text:p>495.001</text:p>
              </table:table-cell>
              <table:table-cell office:value-type="float" office:value="9.99996">
                <text:p>9.99996</text:p>
              </table:table-cell>
              <table:table-cell office:value-type="float" office:value="494.999">
                <text:p>494.999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495.001">
                <text:p>495.001</text:p>
              </table:table-cell>
              <table:table-cell office:value-type="float" office:value="9.99996">
                <text:p>9.99996</text:p>
              </table:table-cell>
              <table:table-cell office:value-type="float" office:value="494.999">
                <text:p>494.999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495.001">
                <text:p>495.001</text:p>
              </table:table-cell>
              <table:table-cell office:value-type="float" office:value="9.99996">
                <text:p>9.99996</text:p>
              </table:table-cell>
              <table:table-cell office:value-type="float" office:value="494.999">
                <text:p>494.999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495.001">
                <text:p>495.001</text:p>
              </table:table-cell>
              <table:table-cell office:value-type="float" office:value="9.99997">
                <text:p>9.99997</text:p>
              </table:table-cell>
              <table:table-cell office:value-type="float" office:value="494.999">
                <text:p>494.999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495.001">
                <text:p>495.001</text:p>
              </table:table-cell>
              <table:table-cell office:value-type="float" office:value="9.99997">
                <text:p>9.99997</text:p>
              </table:table-cell>
              <table:table-cell office:value-type="float" office:value="494.999">
                <text:p>494.999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495.001">
                <text:p>495.001</text:p>
              </table:table-cell>
              <table:table-cell office:value-type="float" office:value="9.99997">
                <text:p>9.99997</text:p>
              </table:table-cell>
              <table:table-cell office:value-type="float" office:value="494.999">
                <text:p>494.999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495.001">
                <text:p>495.001</text:p>
              </table:table-cell>
              <table:table-cell office:value-type="float" office:value="9.99997">
                <text:p>9.99997</text:p>
              </table:table-cell>
              <table:table-cell office:value-type="float" office:value="494.999">
                <text:p>494.999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495.001">
                <text:p>495.001</text:p>
              </table:table-cell>
              <table:table-cell office:value-type="float" office:value="9.99998">
                <text:p>9.99998</text:p>
              </table:table-cell>
              <table:table-cell office:value-type="float" office:value="494.999">
                <text:p>494.999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495.001">
                <text:p>495.001</text:p>
              </table:table-cell>
              <table:table-cell office:value-type="float" office:value="9.99998">
                <text:p>9.99998</text:p>
              </table:table-cell>
              <table:table-cell office:value-type="float" office:value="494.999">
                <text:p>494.999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495">
                <text:p>495</text:p>
              </table:table-cell>
              <table:table-cell office:value-type="float" office:value="9.99998">
                <text:p>9.9999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95">
                <text:p>495</text:p>
              </table:table-cell>
              <table:table-cell office:value-type="float" office:value="9.99998">
                <text:p>9.9999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495">
                <text:p>495</text:p>
              </table:table-cell>
              <table:table-cell office:value-type="float" office:value="9.99998">
                <text:p>9.9999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495">
                <text:p>495</text:p>
              </table:table-cell>
              <table:table-cell office:value-type="float" office:value="9.99998">
                <text:p>9.99998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495">
                <text:p>495</text:p>
              </table:table-cell>
              <table:table-cell office:value-type="float" office:value="9.99999">
                <text:p>9.9999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495">
                <text:p>495</text:p>
              </table:table-cell>
              <table:table-cell office:value-type="float" office:value="9.99999">
                <text:p>9.9999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495">
                <text:p>495</text:p>
              </table:table-cell>
              <table:table-cell office:value-type="float" office:value="9.99999">
                <text:p>9.9999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495">
                <text:p>495</text:p>
              </table:table-cell>
              <table:table-cell office:value-type="float" office:value="9.99999">
                <text:p>9.9999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495">
                <text:p>495</text:p>
              </table:table-cell>
              <table:table-cell office:value-type="float" office:value="9.99999">
                <text:p>9.9999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495">
                <text:p>495</text:p>
              </table:table-cell>
              <table:table-cell office:value-type="float" office:value="9.99999">
                <text:p>9.9999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495">
                <text:p>495</text:p>
              </table:table-cell>
              <table:table-cell office:value-type="float" office:value="9.99999">
                <text:p>9.9999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95">
                <text:p>495</text:p>
              </table:table-cell>
              <table:table-cell office:value-type="float" office:value="9.99999">
                <text:p>9.9999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495">
                <text:p>495</text:p>
              </table:table-cell>
              <table:table-cell office:value-type="float" office:value="9.99999">
                <text:p>9.9999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495">
                <text:p>495</text:p>
              </table:table-cell>
              <table:table-cell office:value-type="float" office:value="9.99999">
                <text:p>9.9999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495">
                <text:p>495</text:p>
              </table:table-cell>
              <table:table-cell office:value-type="float" office:value="9.99999">
                <text:p>9.9999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495">
                <text:p>495</text:p>
              </table:table-cell>
              <table:table-cell office:value-type="float" office:value="9.99999">
                <text:p>9.9999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495">
                <text:p>495</text:p>
              </table:table-cell>
              <table:table-cell office:value-type="float" office:value="9.99999">
                <text:p>9.9999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4.7">
                <text:p>34.7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5.3">
                <text:p>35.3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5.7">
                <text:p>35.7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5.9">
                <text:p>35.9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6.1">
                <text:p>36.1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6.3">
                <text:p>36.3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